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ExportCSV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33" style:family="table-column">
      <style:table-column-properties fo:break-before="auto" style:column-width="5.569cm"/>
    </style:style>
    <style:style style:name="co38" style:family="table-column">
      <style:table-column-properties fo:break-before="auto" style:column-width="5.715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2.48cm"/>
    </style:style>
    <style:style style:name="co41" style:family="table-column">
      <style:table-column-properties fo:break-before="auto" style:column-width="1.614cm"/>
    </style:style>
    <style:style style:name="co42" style:family="table-column">
      <style:table-column-properties fo:break-before="auto" style:column-width="2.946cm"/>
    </style:style>
    <style:style style:name="co43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47" style:family="table-column">
      <style:table-column-properties fo:break-before="auto" style:column-width="5.981cm"/>
    </style:style>
    <style:style style:name="co48" style:family="table-column">
      <style:table-column-properties fo:break-before="auto" style:column-width="8.047cm"/>
    </style:style>
    <style:style style:name="co49" style:family="table-column">
      <style:table-column-properties fo:break-before="auto" style:column-width="6.131cm"/>
    </style:style>
    <style:style style:name="co28" style:family="table-column">
      <style:table-column-properties fo:break-before="auto" style:column-width="5.472cm"/>
    </style:style>
    <style:style style:name="co50" style:family="table-column">
      <style:table-column-properties fo:break-before="auto" style:column-width="5.673cm"/>
    </style:style>
    <style:style style:name="co51" style:family="table-column">
      <style:table-column-properties fo:break-before="auto" style:column-width="4.501cm"/>
    </style:style>
    <style:style style:name="co52" style:family="table-column">
      <style:table-column-properties fo:break-before="auto" style:column-width="9.066cm"/>
    </style:style>
    <style:style style:name="co53" style:family="table-column">
      <style:table-column-properties fo:break-before="auto" style:column-width="3.995cm"/>
    </style:style>
    <style:style style:name="co54" style:family="table-column">
      <style:table-column-properties fo:break-before="auto" style:column-width="4.339cm"/>
    </style:style>
    <style:style style:name="co55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61" style:family="table-column">
      <style:table-column-properties fo:break-before="auto" style:column-width="6.288cm"/>
    </style:style>
    <style:style style:name="co62" style:family="table-column">
      <style:table-column-properties fo:break-before="auto" style:column-width="4.563cm"/>
    </style:style>
    <style:style style:name="co63" style:family="table-column">
      <style:table-column-properties fo:break-before="auto" style:column-width="4.932cm"/>
    </style:style>
    <style:style style:name="co64" style:family="table-column">
      <style:table-column-properties fo:break-before="auto" style:column-width="5.302cm"/>
    </style:style>
    <style:style style:name="co65" style:family="table-column">
      <style:table-column-properties fo:break-before="auto" style:column-width="7.523cm"/>
    </style:style>
    <style:style style:name="co66" style:family="table-column">
      <style:table-column-properties fo:break-before="auto" style:column-width="5.465cm"/>
    </style:style>
    <style:style style:name="co67" style:family="table-column">
      <style:table-column-properties fo:break-before="auto" style:column-width="3.422cm"/>
    </style:style>
    <style:style style:name="co68" style:family="table-column">
      <style:table-column-properties fo:break-before="auto" style:column-width="3.023cm"/>
    </style:style>
    <style:style style:name="co69" style:family="table-column">
      <style:table-column-properties fo:break-before="auto" style:column-width="7.202cm"/>
    </style:style>
    <style:style style:name="co70" style:family="table-column">
      <style:table-column-properties fo:break-before="auto" style:column-width="10.987cm"/>
    </style:style>
    <style:style style:name="co71" style:family="table-column">
      <style:table-column-properties fo:break-before="auto" style:column-width="4.701cm"/>
    </style:style>
    <style:style style:name="co72" style:family="table-column">
      <style:table-column-properties fo:break-before="auto" style:column-width="2.932cm"/>
    </style:style>
    <style:style style:name="co73" style:family="table-column">
      <style:table-column-properties fo:break-before="auto" style:column-width="1.695cm"/>
    </style:style>
    <style:style style:name="co74" style:family="table-column">
      <style:table-column-properties fo:break-before="auto" style:column-width="6.394cm"/>
    </style:style>
    <style:style style:name="co75" style:family="table-column">
      <style:table-column-properties fo:break-before="auto" style:column-width="5.8cm"/>
    </style:style>
    <style:style style:name="co76" style:family="table-column">
      <style:table-column-properties fo:break-before="auto" style:column-width="2.651cm"/>
    </style:style>
    <style:style style:name="co77" style:family="table-column">
      <style:table-column-properties fo:break-before="auto" style:column-width="4.747cm"/>
    </style:style>
    <style:style style:name="co78" style:family="table-column">
      <style:table-column-properties fo:break-before="auto" style:column-width="4.346cm"/>
    </style:style>
    <style:style style:name="co79" style:family="table-column">
      <style:table-column-properties fo:break-before="auto" style:column-width="3.731cm"/>
    </style:style>
    <style:style style:name="co80" style:family="table-column">
      <style:table-column-properties fo:break-before="auto" style:column-width="4.494cm"/>
    </style:style>
    <style:style style:name="co81" style:family="table-column">
      <style:table-column-properties fo:break-before="auto" style:column-width="17.009cm"/>
    </style:style>
    <style:style style:name="co82" style:family="table-column">
      <style:table-column-properties fo:break-before="auto" style:column-width="7.814cm"/>
    </style:style>
    <style:style style:name="co83" style:family="table-column">
      <style:table-column-properties fo:break-before="auto" style:column-width="2.96cm"/>
    </style:style>
    <style:style style:name="co84" style:family="table-column">
      <style:table-column-properties fo:break-before="auto" style:column-width="8.798cm"/>
    </style:style>
    <style:style style:name="co85" style:family="table-column">
      <style:table-column-properties fo:break-before="auto" style:column-width="3.806cm"/>
    </style:style>
    <style:style style:name="co86" style:family="table-column">
      <style:table-column-properties fo:break-before="auto" style:column-width="6.548cm"/>
    </style:style>
    <style:style style:name="co87" style:family="table-column">
      <style:table-column-properties fo:break-before="auto" style:column-width="9.128cm"/>
    </style:style>
    <style:style style:name="co88" style:family="table-column">
      <style:table-column-properties fo:break-before="auto" style:column-width="4.531cm"/>
    </style:style>
    <style:style style:name="co89" style:family="table-column">
      <style:table-column-properties fo:break-before="auto" style:column-width="3.884cm"/>
    </style:style>
    <style:style style:name="co90" style:family="table-column">
      <style:table-column-properties fo:break-before="auto" style:column-width="4.417cm"/>
    </style:style>
    <style:style style:name="co91" style:family="table-column">
      <style:table-column-properties fo:break-before="auto" style:column-width="5.087cm"/>
    </style:style>
    <style:style style:name="co92" style:family="table-column">
      <style:table-column-properties fo:break-before="auto" style:column-width="11.254cm"/>
    </style:style>
    <style:style style:name="co93" style:family="table-column">
      <style:table-column-properties fo:break-before="auto" style:column-width="17.852cm"/>
    </style:style>
    <style:style style:name="co94" style:family="table-column">
      <style:table-column-properties fo:break-before="auto" style:column-width="4.466cm"/>
    </style:style>
    <style:style style:name="co95" style:family="table-column">
      <style:table-column-properties fo:break-before="auto" style:column-width="6.964cm"/>
    </style:style>
    <style:style style:name="co96" style:family="table-column">
      <style:table-column-properties fo:break-before="auto" style:column-width="5.826cm"/>
    </style:style>
    <style:style style:name="co97" style:family="table-column">
      <style:table-column-properties fo:break-before="auto" style:column-width="10.181cm"/>
    </style:style>
    <style:style style:name="co98" style:family="table-column">
      <style:table-column-properties fo:break-before="auto" style:column-width="8.491cm"/>
    </style:style>
    <style:style style:name="ro7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8" style:family="table-row">
      <style:table-row-properties style:row-height="1.078cm" fo:break-before="auto" style:use-optimal-row-height="false"/>
    </style:style>
    <style:style style:name="ro10" style:family="table-row">
      <style:table-row-properties style:row-height="0.877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37"/>
    <style:style style:name="ce3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" table:number-columns-repeated="240" table:default-cell-style-name="Default"/>
        <table:table-row table:style-name="ro4">
          <table:table-cell table:style-name="ce9" office:value-type="string">
            <text:p>data</text:p>
            <draw:control table:end-cell-address="data.B1" table:end-x="1.507cm" table:end-y="0.905cm" draw:z-index="0" draw:name="Export CSV" draw:style-name="gr6" draw:text-style-name="P4" svg:width="4.414cm" svg:height="0.905cm" svg:x="3.357cm" svg:y="0cm" draw:control="control1">
              <svg:title>Export CSV</svg:title>
              <svg:desc>Export CSV</svg:desc>
            </draw:control>
          </table:table-cell>
          <table:table-cell table:style-name="ce11" office:value-type="string">
            <text:p>unit</text:p>
          </table:table-cell>
          <table:table-cell table:style-name="ce12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11" office:value-type="string">
            <text:p>comment</text:p>
          </table:table-cell>
          <table:table-cell table:style-name="ce4" table:number-columns-repeated="240"/>
        </table:table-row>
        <table:table-row table:style-name="ro2">
          <table:table-cell table:number-columns-repeated="2" table:style-name="ce10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INT_VALUE</text:p>
          </table:table-cell>
          <table:table-cell table:number-columns-repeated="2" table:style-name="ce10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FLOAT_VALUE</text:p>
          </table:table-cell>
          <table:table-cell table:number-columns-repeated="2" table:style-name="ce10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0" office:value-type="string">
            <text:p>TEXT_VALUE</text:p>
          </table:table-cell>
          <table:table-cell table:number-columns-repeated="2" table:style-name="ce10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PROVIDER_ID</text:p>
          </table:table-cell>
          <table:table-cell table:number-columns-repeated="2" table:style-name="ce10" office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4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3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5">
          <table:table-cell table:style-name="ce9" office:value-type="string">
            <text:p>unit</text:p>
            <draw:control table:end-cell-address="unit.B1" table:end-x="1.129cm" table:end-y="0.905cm" draw:z-index="0" draw:name="Export CSV" draw:style-name="gr6" draw:text-style-name="P4" svg:width="4.414cm" svg:height="0.905cm" svg:x="2.159cm" svg:y="0cm" draw:control="control2">
              <svg:title>Export CSV</svg:title>
              <svg:desc>Export CSV</svg:desc>
            </draw:control>
          </table:table-cell>
          <table:table-cell table:style-name="ce11" office:value-type="string">
            <office:annotation draw:style-name="gr7" draw:text-style-name="P2" svg:width="20.041cm" svg:height="13.876cm" svg:x="9.453cm" svg:y="0cm" draw:caption-point-x="-0.61cm" draw:caption-point-y="0.01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1" office:value-type="string">
            <text:p>subtyp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definition</text:p>
          </table:table-cell>
        </table:table-row>
        <table:table-row table:style-name="ro2">
          <table:table-cell table:style-name="ce10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2">
          <table:table-cell table:style-name="ce10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2">
          <table:table-cell table:style-name="ce10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2">
          <table:table-cell table:style-name="ce10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2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2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2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10" office:value-type="string">
            <text:p>The identifier of the provider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2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2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2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2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2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2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2">
          <table:table-cell table:style-name="ce1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2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2">
          <table:table-cell table:style-name="ce4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1" table:default-cell-style-name="Default"/>
        <table:table-column table:style-name="co72" table:default-cell-style-name="ce21"/>
        <table:table-column table:style-name="co73" table:default-cell-style-name="ce14"/>
        <table:table-column table:style-name="co74" table:number-columns-repeated="2" table:default-cell-style-name="Default"/>
        <table:table-row table:style-name="ro5">
          <table:table-cell table:style-name="ce9" office:value-type="string">
            <text:p>Unit</text:p>
            <draw:control table:end-cell-address="mode.B1" table:end-x="1.383cm" table:end-y="0.905cm" draw:z-index="0" draw:name="Export CSV" draw:style-name="gr6" draw:text-style-name="P4" svg:width="4.414cm" svg:height="0.905cm" svg:x="1.652cm" svg:y="0cm" draw:control="control3">
              <svg:title>Export CSV</svg:title>
              <svg:desc>Export CSV</svg:desc>
            </draw:control>
          </table:table-cell>
          <table:table-cell table:style-name="ce19" office:value-type="string">
            <text:p>Code</text:p>
          </table:table-cell>
          <table:table-cell table:style-name="ce9" office:value-type="string">
            <text:p>Position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9</text:p>
          </table:table-cell>
          <table:table-cell office:value-type="float" office:value="1">
            <text:p>1</text:p>
          </table:table-cell>
          <table:table-cell table:style-name="ce14" office:value-type="string">
            <text:p>Other broadleaves</text:p>
          </table:table-cell>
          <table:table-cell table:style-name="ce14" office:value-type="string">
            <text:p>Other broadleav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8</text:p>
          </table:table-cell>
          <table:table-cell office:value-type="float" office:value="2">
            <text:p>2</text:p>
          </table:table-cell>
          <table:table-cell table:style-name="ce14" office:value-type="string">
            <text:p>Other conifers</text:p>
          </table:table-cell>
          <table:table-cell table:style-name="ce14" office:value-type="string">
            <text:p>Other conifer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997</text:p>
          </table:table-cell>
          <table:table-cell office:value-type="float" office:value="3">
            <text:p>3</text:p>
          </table:table-cell>
          <table:table-cell table:style-name="ce14" office:value-type="string">
            <text:p>Other shrubs</text:p>
          </table:table-cell>
          <table:table-cell table:style-name="ce14" office:value-type="string">
            <text:p>Other shrub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14" office:value-type="string">
            <text:p>Abies alba</text:p>
          </table:table-cell>
          <table:table-cell table:style-name="ce14" office:value-type="string">
            <text:p>Abie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14" office:value-type="string">
            <text:p>Abies cephalonica</text:p>
          </table:table-cell>
          <table:table-cell table:style-name="ce14" office:value-type="string">
            <text:p>Abies cepha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14" office:value-type="string">
            <text:p>Abies gran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14" office:value-type="string">
            <text:p>Abies lasiocarpa</text:p>
          </table:table-cell>
          <table:table-cell table:style-name="ce14" office:value-type="string">
            <text:p>Abies lasi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14" office:value-type="string">
            <text:p>Abies nebrodensis</text:p>
          </table:table-cell>
          <table:table-cell table:style-name="ce14" office:value-type="string">
            <text:p>Abies nebro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14" office:value-type="string">
            <text:p>Abies nordmanniana</text:p>
          </table:table-cell>
          <table:table-cell table:style-name="ce14" office:value-type="string">
            <text:p>Abies nordman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14" office:value-type="string">
            <text:p>Abies pinsapo</text:p>
          </table:table-cell>
          <table:table-cell table:style-name="ce14" office:value-type="string">
            <text:p>Abies pinsap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14" office:value-type="string">
            <text:p>Abies procera</text:p>
          </table:table-cell>
          <table:table-cell table:style-name="ce14" office:value-type="string">
            <text:p>Abies proc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14" office:value-type="string">
            <text:p>Abies sibirica</text:p>
          </table:table-cell>
          <table:table-cell table:style-name="ce14" office:value-type="string">
            <text:p>Abies sibi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14" office:value-type="string">
            <text:p>Abies sp.</text:p>
          </table:table-cell>
          <table:table-cell table:style-name="ce14" office:value-type="string">
            <text:p>Abie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14" office:value-type="string">
            <text:p>Acacia cyanophylla</text:p>
          </table:table-cell>
          <table:table-cell table:style-name="ce14" office:value-type="string">
            <text:p>Acacia cyan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14" office:value-type="string">
            <text:p>Acacia cyclops</text:p>
          </table:table-cell>
          <table:table-cell table:style-name="ce14" office:value-type="string">
            <text:p>Acacia cyclop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14" office:value-type="string">
            <text:p>Acacia dealbata</text:p>
          </table:table-cell>
          <table:table-cell table:style-name="ce14" office:value-type="string">
            <text:p>Acacia dealb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14" office:value-type="string">
            <text:p>Acacia farnesiana</text:p>
          </table:table-cell>
          <table:table-cell table:style-name="ce14" office:value-type="string">
            <text:p>Acacia farne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14" office:value-type="string">
            <text:p>Acacia karoo</text:p>
          </table:table-cell>
          <table:table-cell table:style-name="ce14" office:value-type="string">
            <text:p>Acacia karo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14" office:value-type="string">
            <text:p>Acacia longifolia</text:p>
          </table:table-cell>
          <table:table-cell table:style-name="ce14" office:value-type="string">
            <text:p>Acacia long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14" office:value-type="string">
            <text:p>Acacia mearnsii</text:p>
          </table:table-cell>
          <table:table-cell table:style-name="ce14" office:value-type="string">
            <text:p>Acacia mearn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14" office:value-type="string">
            <text:p>Acacia melanoxylon</text:p>
          </table:table-cell>
          <table:table-cell table:style-name="ce14" office:value-type="string">
            <text:p>Acacia melanoxylon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14" office:value-type="string">
            <text:p>Acacia pycnantha</text:p>
          </table:table-cell>
          <table:table-cell table:style-name="ce14" office:value-type="string">
            <text:p>Acacia pycnanth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14" office:value-type="string">
            <text:p>Acacia retinodes</text:p>
          </table:table-cell>
          <table:table-cell table:style-name="ce14" office:value-type="string">
            <text:p>Acacia retino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14" office:value-type="string">
            <text:p>Acacia sp.</text:p>
          </table:table-cell>
          <table:table-cell table:style-name="ce14" office:value-type="string">
            <text:p>Acac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14" office:value-type="string">
            <text:p>Acer campestre</text:p>
          </table:table-cell>
          <table:table-cell table:style-name="ce14" office:value-type="string">
            <text:p>Acer campest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14" office:value-type="string">
            <text:p>Acer granatense</text:p>
          </table:table-cell>
          <table:table-cell table:style-name="ce14" office:value-type="string">
            <text:p>Acer granatens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14" office:value-type="string">
            <text:p>Acer heldreichii</text:p>
          </table:table-cell>
          <table:table-cell table:style-name="ce14" office:value-type="string">
            <text:p>Acer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14" office:value-type="string">
            <text:p>Acer hyrcanum</text:p>
          </table:table-cell>
          <table:table-cell table:style-name="ce14" office:value-type="string">
            <text:p>Acer hyrc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14" office:value-type="string">
            <text:p>Acer lobelii</text:p>
          </table:table-cell>
          <table:table-cell table:style-name="ce14" office:value-type="string">
            <text:p>Acer lobel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14" office:value-type="string">
            <text:p>Acer monspessulanum</text:p>
          </table:table-cell>
          <table:table-cell table:style-name="ce14" office:value-type="string">
            <text:p>Acer monspessula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14" office:value-type="string">
            <text:p>Acer negundo</text:p>
          </table:table-cell>
          <table:table-cell table:style-name="ce14" office:value-type="string">
            <text:p>Acer negun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14" office:value-type="string">
            <text:p>Acer obtusatum</text:p>
          </table:table-cell>
          <table:table-cell table:style-name="ce14" office:value-type="string">
            <text:p>Acer obtusat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14" office:value-type="string">
            <text:p>Acer opalus</text:p>
          </table:table-cell>
          <table:table-cell table:style-name="ce14" office:value-type="string">
            <text:p>Acer op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14" office:value-type="string">
            <text:p>Acer platanoides</text:p>
          </table:table-cell>
          <table:table-cell table:style-name="ce14" office:value-type="string">
            <text:p>Acer plata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14" office:value-type="string">
            <text:p>Acer pseudoplatanus</text:p>
          </table:table-cell>
          <table:table-cell table:style-name="ce14" office:value-type="string">
            <text:p>Acer pseudoplata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14" office:value-type="string">
            <text:p>Acer sempervirens</text:p>
          </table:table-cell>
          <table:table-cell table:style-name="ce14" office:value-type="string">
            <text:p>Acer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14" office:value-type="string">
            <text:p>Acer sp.</text:p>
          </table:table-cell>
          <table:table-cell table:style-name="ce14" office:value-type="string">
            <text:p>Ac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14" office:value-type="string">
            <text:p>Acer stevenii</text:p>
          </table:table-cell>
          <table:table-cell table:style-name="ce14" office:value-type="string">
            <text:p>Acer steve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14" office:value-type="string">
            <text:p>Acer tataricum</text:p>
          </table:table-cell>
          <table:table-cell table:style-name="ce14" office:value-type="string">
            <text:p>Acer tataric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14" office:value-type="string">
            <text:p>Acer trautvetteri</text:p>
          </table:table-cell>
          <table:table-cell table:style-name="ce14" office:value-type="string">
            <text:p>Acer trautvetter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14" office:value-type="string">
            <text:p>Aesculus hippocastaneaum</text:p>
          </table:table-cell>
          <table:table-cell table:style-name="ce14" office:value-type="string">
            <text:p>Aesculus hippocastanea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14" office:value-type="string">
            <text:p>Ailanthus altissima </text:p>
          </table:table-cell>
          <table:table-cell table:style-name="ce14" office:value-type="string">
            <text:p>Ailanthus altissim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14" office:value-type="string">
            <text:p>Ailanthus sp. (glandulosa)</text:p>
          </table:table-cell>
          <table:table-cell table:style-name="ce14" office:value-type="string">
            <text:p>Ailanthus sp. (glandulos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14" office:value-type="string">
            <text:p>Alnus cordata</text:p>
          </table:table-cell>
          <table:table-cell table:style-name="ce14" office:value-type="string">
            <text:p>Alnus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14" office:value-type="string">
            <text:p>Alnus glutinosa</text:p>
          </table:table-cell>
          <table:table-cell table:style-name="ce14" office:value-type="string">
            <text:p>Alnus glut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14" office:value-type="string">
            <text:p>Alnus incana</text:p>
          </table:table-cell>
          <table:table-cell table:style-name="ce14" office:value-type="string">
            <text:p>Alnus in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14" office:value-type="string">
            <text:p>Alnus sp.</text:p>
          </table:table-cell>
          <table:table-cell table:style-name="ce14" office:value-type="string">
            <text:p>Al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14" office:value-type="string">
            <text:p>Alnus viridis</text:p>
          </table:table-cell>
          <table:table-cell table:style-name="ce14" office:value-type="string">
            <text:p>Alnus virid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14" office:value-type="string">
            <text:p>Amelanchier canadensis</text:p>
          </table:table-cell>
          <table:table-cell table:style-name="ce14" office:value-type="string">
            <text:p>Amelanchier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14" office:value-type="string">
            <text:p>Amelanchier grandiflora</text:p>
          </table:table-cell>
          <table:table-cell table:style-name="ce14" office:value-type="string">
            <text:p>Amelanchier grand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14" office:value-type="string">
            <text:p>Amelanchier ovalis</text:p>
          </table:table-cell>
          <table:table-cell table:style-name="ce14" office:value-type="string">
            <text:p>Amelanchier ov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14" office:value-type="string">
            <text:p>Amelanchier sp.</text:p>
          </table:table-cell>
          <table:table-cell table:style-name="ce14" office:value-type="string">
            <text:p>Amelanchier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14" office:value-type="string">
            <text:p>Amelanchier spicata</text:p>
          </table:table-cell>
          <table:table-cell table:style-name="ce14" office:value-type="string">
            <text:p>Amelanchier sp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14" office:value-type="string">
            <text:p>Arbutus andrachne</text:p>
          </table:table-cell>
          <table:table-cell table:style-name="ce14" office:value-type="string">
            <text:p>Arbutus andrachn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14" office:value-type="string">
            <text:p>Arbutus sp.</text:p>
          </table:table-cell>
          <table:table-cell table:style-name="ce14" office:value-type="string">
            <text:p>Arbu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14" office:value-type="string">
            <text:p>Arbutus unedo</text:p>
          </table:table-cell>
          <table:table-cell table:style-name="ce14" office:value-type="string">
            <text:p>Arbutus uned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14" office:value-type="string">
            <text:p>Berberis vulgaris</text:p>
          </table:table-cell>
          <table:table-cell table:style-name="ce14" office:value-type="string">
            <text:p>Berberis vulga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14" office:value-type="string">
            <text:p>Betula humilis </text:p>
          </table:table-cell>
          <table:table-cell table:style-name="ce14" office:value-type="string">
            <text:p>Betula humil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14" office:value-type="string">
            <text:p>Betula nana </text:p>
          </table:table-cell>
          <table:table-cell table:style-name="ce14" office:value-type="string">
            <text:p>Betula nan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14" office:value-type="string">
            <text:p>Betula pendula</text:p>
          </table:table-cell>
          <table:table-cell table:style-name="ce14" office:value-type="string">
            <text:p>Betula pend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14" office:value-type="string">
            <text:p>Betula pubescens</text:p>
          </table:table-cell>
          <table:table-cell table:style-name="ce14" office:value-type="string">
            <text:p>Betula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14" office:value-type="string">
            <text:p>Betula sp.</text:p>
          </table:table-cell>
          <table:table-cell table:style-name="ce14" office:value-type="string">
            <text:p>Betul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14" office:value-type="string">
            <text:p>Buxus balearica</text:p>
          </table:table-cell>
          <table:table-cell table:style-name="ce14" office:value-type="string">
            <text:p>Buxus bale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14" office:value-type="string">
            <text:p>Buxus sempervirens</text:p>
          </table:table-cell>
          <table:table-cell table:style-name="ce14" office:value-type="string">
            <text:p>Bux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14" office:value-type="string">
            <text:p>Buxus sp.</text:p>
          </table:table-cell>
          <table:table-cell table:style-name="ce14" office:value-type="string">
            <text:p>Bu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14" office:value-type="string">
            <text:p>Carpinus betulus</text:p>
          </table:table-cell>
          <table:table-cell table:style-name="ce14" office:value-type="string">
            <text:p>Carpinus bet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14" office:value-type="string">
            <text:p>Carpinus orientalis</text:p>
          </table:table-cell>
          <table:table-cell table:style-name="ce14" office:value-type="string">
            <text:p>Carpi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14" office:value-type="string">
            <text:p>Carpinus sp.</text:p>
          </table:table-cell>
          <table:table-cell table:style-name="ce14" office:value-type="string">
            <text:p>Carp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14" office:value-type="string">
            <text:p>Castanea sativa </text:p>
          </table:table-cell>
          <table:table-cell table:style-name="ce14" office:value-type="string">
            <text:p>Castanea sativ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14" office:value-type="string">
            <text:p>Castanea sp.</text:p>
          </table:table-cell>
          <table:table-cell table:style-name="ce14" office:value-type="string">
            <text:p>Castan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14" office:value-type="string">
            <text:p>Cedrus atlantica</text:p>
          </table:table-cell>
          <table:table-cell table:style-name="ce14" office:value-type="string">
            <text:p>Cedrus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14" office:value-type="string">
            <text:p>Cedrus deodara</text:p>
          </table:table-cell>
          <table:table-cell table:style-name="ce14" office:value-type="string">
            <text:p>Cedrus deoda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14" office:value-type="string">
            <text:p>Cedrus libani</text:p>
          </table:table-cell>
          <table:table-cell table:style-name="ce14" office:value-type="string">
            <text:p>Cedrus liban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14" office:value-type="string">
            <text:p>Cedrus sp.</text:p>
          </table:table-cell>
          <table:table-cell table:style-name="ce14" office:value-type="string">
            <text:p>Ced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14" office:value-type="string">
            <text:p>Celtis australis</text:p>
          </table:table-cell>
          <table:table-cell table:style-name="ce14" office:value-type="string">
            <text:p>Celtis austr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14" office:value-type="string">
            <text:p>Ceratonia siliqua</text:p>
          </table:table-cell>
          <table:table-cell table:style-name="ce14" office:value-type="string">
            <text:p>Ceratonia siliq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14" office:value-type="string">
            <text:p>Cercis siliquastrum </text:p>
          </table:table-cell>
          <table:table-cell table:style-name="ce14" office:value-type="string">
            <text:p>Cercis siliquastrum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14" office:value-type="string">
            <text:p>Chamaecyparis lawsoniana</text:p>
          </table:table-cell>
          <table:table-cell table:style-name="ce14" office:value-type="string">
            <text:p>Chamaecyparis lawso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14" office:value-type="string">
            <text:p>Chamaerops humilis</text:p>
          </table:table-cell>
          <table:table-cell table:style-name="ce14" office:value-type="string">
            <text:p>Chamaerops hum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14" office:value-type="string">
            <text:p>Cinnamomum camphora</text:p>
          </table:table-cell>
          <table:table-cell table:style-name="ce14" office:value-type="string">
            <text:p>Cinnamomum camph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14" office:value-type="string">
            <text:p>Corn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14" office:value-type="string">
            <text:p>Cornus sanguinea</text:p>
          </table:table-cell>
          <table:table-cell table:style-name="ce14" office:value-type="string">
            <text:p>Cornus sangu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14" office:value-type="string">
            <text:p>Cornus sp.</text:p>
          </table:table-cell>
          <table:table-cell table:style-name="ce14" office:value-type="string">
            <text:p>Cor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14" office:value-type="string">
            <text:p>Corylus avellana</text:p>
          </table:table-cell>
          <table:table-cell table:style-name="ce14" office:value-type="string">
            <text:p>Corylus avell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14" office:value-type="string">
            <text:p>Corylus sp.</text:p>
          </table:table-cell>
          <table:table-cell table:style-name="ce14" office:value-type="string">
            <text:p>Cory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14" office:value-type="string">
            <text:p>Crataegus azarolus</text:p>
          </table:table-cell>
          <table:table-cell table:style-name="ce14" office:value-type="string">
            <text:p>Crataegus azaro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14" office:value-type="string">
            <text:p>Crataegus laciniata</text:p>
          </table:table-cell>
          <table:table-cell table:style-name="ce14" office:value-type="string">
            <text:p>Crataegus lacini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14" office:value-type="string">
            <text:p>Crataegus laevigata</text:p>
          </table:table-cell>
          <table:table-cell table:style-name="ce14" office:value-type="string">
            <text:p>Crataegus laevig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14" office:value-type="string">
            <text:p>Crataegus monogyna</text:p>
          </table:table-cell>
          <table:table-cell table:style-name="ce14" office:value-type="string">
            <text:p>Crataegus monogy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14" office:value-type="string">
            <text:p>Crataegus sp. </text:p>
          </table:table-cell>
          <table:table-cell table:style-name="ce14" office:value-type="string">
            <text:p>Crataegus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14" office:value-type="string">
            <text:p>Cryptomeria sp.</text:p>
          </table:table-cell>
          <table:table-cell table:style-name="ce14" office:value-type="string">
            <text:p>Cryptomer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14" office:value-type="string">
            <text:p>Cupressus arizonica</text:p>
          </table:table-cell>
          <table:table-cell table:style-name="ce14" office:value-type="string">
            <text:p>Cupressus ariz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14" office:value-type="string">
            <text:p>Cupressus lusitanica</text:p>
          </table:table-cell>
          <table:table-cell table:style-name="ce14" office:value-type="string">
            <text:p>Cupress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14" office:value-type="string">
            <text:p>Cupressus macrocarpa</text:p>
          </table:table-cell>
          <table:table-cell table:style-name="ce14" office:value-type="string">
            <text:p>Cupressus macro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14" office:value-type="string">
            <text:p>Cupressus sempervirens</text:p>
          </table:table-cell>
          <table:table-cell table:style-name="ce14" office:value-type="string">
            <text:p>Cupressus sempervir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14" office:value-type="string">
            <text:p>Cupressus sp.</text:p>
          </table:table-cell>
          <table:table-cell table:style-name="ce14" office:value-type="string">
            <text:p>Cupress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14" office:value-type="string">
            <text:p>Erica arborea</text:p>
          </table:table-cell>
          <table:table-cell table:style-name="ce14" office:value-type="string">
            <text:p>Erica arbo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14" office:value-type="string">
            <text:p>Erica manipuliflora</text:p>
          </table:table-cell>
          <table:table-cell table:style-name="ce14" office:value-type="string">
            <text:p>Erica manip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14" office:value-type="string">
            <text:p>Erica scoparia</text:p>
          </table:table-cell>
          <table:table-cell table:style-name="ce14" office:value-type="string">
            <text:p>Erica sco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14" office:value-type="string">
            <text:p>Erica sp.</text:p>
          </table:table-cell>
          <table:table-cell table:style-name="ce14" office:value-type="string">
            <text:p>Eric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14" office:value-type="string">
            <text:p>Eucalyptus camaldulensis</text:p>
          </table:table-cell>
          <table:table-cell table:style-name="ce14" office:value-type="string">
            <text:p>Eucalyptus camaldul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14" office:value-type="string">
            <text:p>Eucalyptus gomphocephalus</text:p>
          </table:table-cell>
          <table:table-cell table:style-name="ce14" office:value-type="string">
            <text:p>Eucalyptus gomphocepha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14" office:value-type="string">
            <text:p>Eucalyptus sp.</text:p>
          </table:table-cell>
          <table:table-cell table:style-name="ce14" office:value-type="string">
            <text:p>Eucalypt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14" office:value-type="string">
            <text:p>Euonymus europaeus</text:p>
          </table:table-cell>
          <table:table-cell table:style-name="ce14" office:value-type="string">
            <text:p>Euonymus europae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14" office:value-type="string">
            <text:p>Euonymus sp.</text:p>
          </table:table-cell>
          <table:table-cell table:style-name="ce14" office:value-type="string">
            <text:p>Euony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14" office:value-type="string">
            <text:p>Fagus sp.</text:p>
          </table:table-cell>
          <table:table-cell table:style-name="ce14" office:value-type="string">
            <text:p>Fag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14" office:value-type="string">
            <text:p>Fagus sylvatica</text:p>
          </table:table-cell>
          <table:table-cell table:style-name="ce14" office:value-type="string">
            <text:p>Fagus sylva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14" office:value-type="string">
            <text:p>Ficus carica</text:p>
          </table:table-cell>
          <table:table-cell table:style-name="ce14" office:value-type="string">
            <text:p>Ficus ca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14" office:value-type="string">
            <text:p>Ficus sp.</text:p>
          </table:table-cell>
          <table:table-cell table:style-name="ce14" office:value-type="string">
            <text:p>Fi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14" office:value-type="string">
            <text:p>Frangula alnus</text:p>
          </table:table-cell>
          <table:table-cell table:style-name="ce14" office:value-type="string">
            <text:p>Frangula al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14" office:value-type="string">
            <text:p>Fraxinus angustifolia </text:p>
          </table:table-cell>
          <table:table-cell table:style-name="ce14" office:value-type="string">
            <text:p>Fraxinus angustifoli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14" office:value-type="string">
            <text:p>Fraxinus excelsior</text:p>
          </table:table-cell>
          <table:table-cell table:style-name="ce14" office:value-type="string">
            <text:p>Fraxinus excelsio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14" office:value-type="string">
            <text:p>Fraxinus ornus</text:p>
          </table:table-cell>
          <table:table-cell table:style-name="ce14" office:value-type="string">
            <text:p>Fraxinus o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14" office:value-type="string">
            <text:p>Fraxinus pallisae</text:p>
          </table:table-cell>
          <table:table-cell table:style-name="ce14" office:value-type="string">
            <text:p>Fraxinus pallisa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14" office:value-type="string">
            <text:p>Fraxinus pennsylvania</text:p>
          </table:table-cell>
          <table:table-cell table:style-name="ce14" office:value-type="string">
            <text:p>Fraxinus pennsylvan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14" office:value-type="string">
            <text:p>Fraxinus sp.</text:p>
          </table:table-cell>
          <table:table-cell table:style-name="ce14" office:value-type="string">
            <text:p>Fraxi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14" office:value-type="string">
            <text:p>Gleditsia sp.</text:p>
          </table:table-cell>
          <table:table-cell table:style-name="ce14" office:value-type="string">
            <text:p>Gledits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14" office:value-type="string">
            <text:p>Hippophae rhamnoides</text:p>
          </table:table-cell>
          <table:table-cell table:style-name="ce14" office:value-type="string">
            <text:p>Hippophae rhamn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14" office:value-type="string">
            <text:p>Ilex aquifolium</text:p>
          </table:table-cell>
          <table:table-cell table:style-name="ce14" office:value-type="string">
            <text:p>Ilex aquifol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14" office:value-type="string">
            <text:p>Ilex canariensis</text:p>
          </table:table-cell>
          <table:table-cell table:style-name="ce14" office:value-type="string">
            <text:p>Ile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14" office:value-type="string">
            <text:p>Ilex sp.</text:p>
          </table:table-cell>
          <table:table-cell table:style-name="ce14" office:value-type="string">
            <text:p>Ile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14" office:value-type="string">
            <text:p>Juglans cinerea</text:p>
          </table:table-cell>
          <table:table-cell table:style-name="ce14" office:value-type="string">
            <text:p>Juglans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14" office:value-type="string">
            <text:p>Juglans nigra</text:p>
          </table:table-cell>
          <table:table-cell table:style-name="ce14" office:value-type="string">
            <text:p>Juglan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14" office:value-type="string">
            <text:p>Juglans regia</text:p>
          </table:table-cell>
          <table:table-cell table:style-name="ce14" office:value-type="string">
            <text:p>Juglans reg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14" office:value-type="string">
            <text:p>Juglans sp.</text:p>
          </table:table-cell>
          <table:table-cell table:style-name="ce14" office:value-type="string">
            <text:p>Juglan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14" office:value-type="string">
            <text:p>Juniperus comunis</text:p>
          </table:table-cell>
          <table:table-cell table:style-name="ce14" office:value-type="string">
            <text:p>Juniperus co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14" office:value-type="string">
            <text:p>Juniperus oxycedrus</text:p>
          </table:table-cell>
          <table:table-cell table:style-name="ce14" office:value-type="string">
            <text:p>Juniperus oxycedr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14" office:value-type="string">
            <text:p>Juniperus phoenicea</text:p>
          </table:table-cell>
          <table:table-cell table:style-name="ce14" office:value-type="string">
            <text:p>Juniperus phoenic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14" office:value-type="string">
            <text:p>Juniperus sabina</text:p>
          </table:table-cell>
          <table:table-cell table:style-name="ce14" office:value-type="string">
            <text:p>Juniperus sab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14" office:value-type="string">
            <text:p>Juniperus sp.</text:p>
          </table:table-cell>
          <table:table-cell table:style-name="ce14" office:value-type="string">
            <text:p>Junipe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14" office:value-type="string">
            <text:p>Juniperus thurifera</text:p>
          </table:table-cell>
          <table:table-cell table:style-name="ce14" office:value-type="string">
            <text:p>Juniperus thur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14" office:value-type="string">
            <text:p>Juniperus virginiana</text:p>
          </table:table-cell>
          <table:table-cell table:style-name="ce14" office:value-type="string">
            <text:p>Juniperus virgin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14" office:value-type="string">
            <text:p>Laburnum alpinum</text:p>
          </table:table-cell>
          <table:table-cell table:style-name="ce14" office:value-type="string">
            <text:p>Laburnum alpin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14" office:value-type="string">
            <text:p>Laburnum anagyroides</text:p>
          </table:table-cell>
          <table:table-cell table:style-name="ce14" office:value-type="string">
            <text:p>Laburnum anagyr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14" office:value-type="string">
            <text:p>Laburnum sp.</text:p>
          </table:table-cell>
          <table:table-cell table:style-name="ce14" office:value-type="string">
            <text:p>Laburnum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14" office:value-type="string">
            <text:p>Larix decidua</text:p>
          </table:table-cell>
          <table:table-cell table:style-name="ce14" office:value-type="string">
            <text:p>Larix decidu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14" office:value-type="string">
            <text:p>Larix kaempferi C25</text:p>
          </table:table-cell>
          <table:table-cell table:style-name="ce14" office:value-type="string">
            <text:p>Larix kaempferi C25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14" office:value-type="string">
            <text:p>Larix sp.</text:p>
          </table:table-cell>
          <table:table-cell table:style-name="ce14" office:value-type="string">
            <text:p>L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14" office:value-type="string">
            <text:p>Laurus azorica</text:p>
          </table:table-cell>
          <table:table-cell table:style-name="ce14" office:value-type="string">
            <text:p>Laurus azo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14" office:value-type="string">
            <text:p>Laurus nobilis</text:p>
          </table:table-cell>
          <table:table-cell table:style-name="ce14" office:value-type="string">
            <text:p>Laurus nob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14" office:value-type="string">
            <text:p>Ligustrum vulgare</text:p>
          </table:table-cell>
          <table:table-cell table:style-name="ce14" office:value-type="string">
            <text:p>Ligustrum vulgar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14" office:value-type="string">
            <text:p>Liriodendron tulipifera </text:p>
          </table:table-cell>
          <table:table-cell table:style-name="ce14" office:value-type="string">
            <text:p>Liriodendron tulipife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14" office:value-type="string">
            <text:p>Lonicera sp.</text:p>
          </table:table-cell>
          <table:table-cell table:style-name="ce14" office:value-type="string">
            <text:p>Lonicer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14" office:value-type="string">
            <text:p>Magnolia sp.</text:p>
          </table:table-cell>
          <table:table-cell table:style-name="ce14" office:value-type="string">
            <text:p>Magno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14" office:value-type="string">
            <text:p>Malus domestica</text:p>
          </table:table-cell>
          <table:table-cell table:style-name="ce14" office:value-type="string">
            <text:p>Mal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14" office:value-type="string">
            <text:p>Malus sp.</text:p>
          </table:table-cell>
          <table:table-cell table:style-name="ce14" office:value-type="string">
            <text:p>Ma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14" office:value-type="string">
            <text:p>Malus sylvestris</text:p>
          </table:table-cell>
          <table:table-cell table:style-name="ce14" office:value-type="string">
            <text:p>Mal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14" office:value-type="string">
            <text:p>Metasequoia sp.</text:p>
          </table:table-cell>
          <table:table-cell table:style-name="ce14" office:value-type="string">
            <text:p>Metasequo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14" office:value-type="string">
            <text:p>Morus alba</text:p>
          </table:table-cell>
          <table:table-cell table:style-name="ce14" office:value-type="string">
            <text:p>Mor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14" office:value-type="string">
            <text:p>Morus nigra</text:p>
          </table:table-cell>
          <table:table-cell table:style-name="ce14" office:value-type="string">
            <text:p>Mor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14" office:value-type="string">
            <text:p>Morus sp.</text:p>
          </table:table-cell>
          <table:table-cell table:style-name="ce14" office:value-type="string">
            <text:p>Mo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14" office:value-type="string">
            <text:p>Myrica faya</text:p>
          </table:table-cell>
          <table:table-cell table:style-name="ce14" office:value-type="string">
            <text:p>Myrica fay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14" office:value-type="string">
            <text:p>Myrtus communis</text:p>
          </table:table-cell>
          <table:table-cell table:style-name="ce14" office:value-type="string">
            <text:p>Myrt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14" office:value-type="string">
            <text:p>Ocotea foetens</text:p>
          </table:table-cell>
          <table:table-cell table:style-name="ce14" office:value-type="string">
            <text:p>Ocotea foet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14" office:value-type="string">
            <text:p>Olea europaea</text:p>
          </table:table-cell>
          <table:table-cell table:style-name="ce14" office:value-type="string">
            <text:p>Olea europa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14" office:value-type="string">
            <text:p>Olea sp.</text:p>
          </table:table-cell>
          <table:table-cell table:style-name="ce14" office:value-type="string">
            <text:p>Ol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14" office:value-type="string">
            <text:p>Ostrya carpinifolia</text:p>
          </table:table-cell>
          <table:table-cell table:style-name="ce14" office:value-type="string">
            <text:p>Ostrya carpi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14" office:value-type="string">
            <text:p>Paulownia tomentosa</text:p>
          </table:table-cell>
          <table:table-cell table:style-name="ce14" office:value-type="string">
            <text:p>Paulown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14" office:value-type="string">
            <text:p>Persea indica</text:p>
          </table:table-cell>
          <table:table-cell table:style-name="ce14" office:value-type="string">
            <text:p>Persea ind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14" office:value-type="string">
            <text:p>Phillyrea angustifolia</text:p>
          </table:table-cell>
          <table:table-cell table:style-name="ce14" office:value-type="string">
            <text:p>Phillyrea angus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14" office:value-type="string">
            <text:p>Phillyrea latifolia</text:p>
          </table:table-cell>
          <table:table-cell table:style-name="ce14" office:value-type="string">
            <text:p>Phillyrea lat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14" office:value-type="string">
            <text:p>Phoenix canariensis</text:p>
          </table:table-cell>
          <table:table-cell table:style-name="ce14" office:value-type="string">
            <text:p>Phoen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14" office:value-type="string">
            <text:p>Phoenix sp.</text:p>
          </table:table-cell>
          <table:table-cell table:style-name="ce14" office:value-type="string">
            <text:p>Phoen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14" office:value-type="string">
            <text:p>Picconia excelsa</text:p>
          </table:table-cell>
          <table:table-cell table:style-name="ce14" office:value-type="string">
            <text:p>Picconia excel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14" office:value-type="string">
            <text:p>Picea abies </text:p>
          </table:table-cell>
          <table:table-cell table:style-name="ce14" office:value-type="string">
            <text:p>Picea abie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14" office:value-type="string">
            <text:p>Picea engelmannii</text:p>
          </table:table-cell>
          <table:table-cell table:style-name="ce14" office:value-type="string">
            <text:p>Picea engelmann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14" office:value-type="string">
            <text:p>Picea glauca</text:p>
          </table:table-cell>
          <table:table-cell table:style-name="ce14" office:value-type="string">
            <text:p>Picea glau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14" office:value-type="string">
            <text:p>Picea omorika</text:p>
          </table:table-cell>
          <table:table-cell table:style-name="ce14" office:value-type="string">
            <text:p>Picea omorik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14" office:value-type="string">
            <text:p>Picea orientalis</text:p>
          </table:table-cell>
          <table:table-cell table:style-name="ce14" office:value-type="string">
            <text:p>Picea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14" office:value-type="string">
            <text:p>Picea pungens</text:p>
          </table:table-cell>
          <table:table-cell table:style-name="ce14" office:value-type="string">
            <text:p>Picea pung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14" office:value-type="string">
            <text:p>Picea sitchensis</text:p>
          </table:table-cell>
          <table:table-cell table:style-name="ce14" office:value-type="string">
            <text:p>Picea sitch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14" office:value-type="string">
            <text:p>Picea sp.</text:p>
          </table:table-cell>
          <table:table-cell table:style-name="ce14" office:value-type="string">
            <text:p>Pice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14" office:value-type="string">
            <text:p>Pinus banksiana</text:p>
          </table:table-cell>
          <table:table-cell table:style-name="ce14" office:value-type="string">
            <text:p>Pinus bank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14" office:value-type="string">
            <text:p>Pinus canariensis</text:p>
          </table:table-cell>
          <table:table-cell table:style-name="ce14" office:value-type="string">
            <text:p>Pin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14" office:value-type="string">
            <text:p>Pinus cembra</text:p>
          </table:table-cell>
          <table:table-cell table:style-name="ce14" office:value-type="string">
            <text:p>Pinus cem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14" office:value-type="string">
            <text:p>Pinus contorta</text:p>
          </table:table-cell>
          <table:table-cell table:style-name="ce14" office:value-type="string">
            <text:p>Pinus contor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14" office:value-type="string">
            <text:p>Pinus halepensis</text:p>
          </table:table-cell>
          <table:table-cell table:style-name="ce14" office:value-type="string">
            <text:p>Pinus halep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14" office:value-type="string">
            <text:p>Pinus heldreichii</text:p>
          </table:table-cell>
          <table:table-cell table:style-name="ce14" office:value-type="string">
            <text:p>Pinus heldreich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20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14" office:value-type="string">
            <text:p>Pinus leucodermis</text:p>
          </table:table-cell>
          <table:table-cell table:style-name="ce14" office:value-type="string">
            <text:p>Pinus leucode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14" office:value-type="string">
            <text:p>Pinus mugo </text:p>
          </table:table-cell>
          <table:table-cell table:style-name="ce14" office:value-type="string">
            <text:p>Pinus mugo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14" office:value-type="string">
            <text:p>Pinus nigra </text:p>
          </table:table-cell>
          <table:table-cell table:style-name="ce14" office:value-type="string">
            <text:p>Pinus nigr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14" office:value-type="string">
            <text:p>Pinus pinaster</text:p>
          </table:table-cell>
          <table:table-cell table:style-name="ce14" office:value-type="string">
            <text:p>Pinus pin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14" office:value-type="string">
            <text:p>Pinus pinea</text:p>
          </table:table-cell>
          <table:table-cell table:style-name="ce14" office:value-type="string">
            <text:p>Pinus p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14" office:value-type="string">
            <text:p>Pinus ponderosa</text:p>
          </table:table-cell>
          <table:table-cell table:style-name="ce14" office:value-type="string">
            <text:p>Pinus ponder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14" office:value-type="string">
            <text:p>Pinus radiata </text:p>
          </table:table-cell>
          <table:table-cell table:style-name="ce14" office:value-type="string">
            <text:p>Pinus radiat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14" office:value-type="string">
            <text:p>Pinus sp</text:p>
          </table:table-cell>
          <table:table-cell table:style-name="ce14" office:value-type="string">
            <text:p>Pinus s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14" office:value-type="string">
            <text:p>Pinus strobus</text:p>
          </table:table-cell>
          <table:table-cell table:style-name="ce14" office:value-type="string">
            <text:p>Pinus strob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14" office:value-type="string">
            <text:p>Pinus sylvestris</text:p>
          </table:table-cell>
          <table:table-cell table:style-name="ce14" office:value-type="string">
            <text:p>Pinus sylve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14" office:value-type="string">
            <text:p>Pinus uncinata (rotundata)</text:p>
          </table:table-cell>
          <table:table-cell table:style-name="ce14" office:value-type="string">
            <text:p>Pinus uncinata (rotundat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14" office:value-type="string">
            <text:p>Pistacia atlantica</text:p>
          </table:table-cell>
          <table:table-cell table:style-name="ce14" office:value-type="string">
            <text:p>Pistacia atlan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14" office:value-type="string">
            <text:p>Pistacia lentiscus</text:p>
          </table:table-cell>
          <table:table-cell table:style-name="ce14" office:value-type="string">
            <text:p>Pistacia lentisc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14" office:value-type="string">
            <text:p>Pistacia terebinthus</text:p>
          </table:table-cell>
          <table:table-cell table:style-name="ce14" office:value-type="string">
            <text:p>Pistacia terebinth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14" office:value-type="string">
            <text:p>Platanus acerifolia</text:p>
          </table:table-cell>
          <table:table-cell table:style-name="ce14" office:value-type="string">
            <text:p>Platanus acer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14" office:value-type="string">
            <text:p>Platanus orientalis</text:p>
          </table:table-cell>
          <table:table-cell table:style-name="ce14" office:value-type="string">
            <text:p>Platanus orient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14" office:value-type="string">
            <text:p>Platanus sp. (incl hybrida)</text:p>
          </table:table-cell>
          <table:table-cell table:style-name="ce14" office:value-type="string">
            <text:p>Platanus sp. (incl hybrid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14" office:value-type="string">
            <text:p>Pleiomeris canariensis</text:p>
          </table:table-cell>
          <table:table-cell table:style-name="ce14" office:value-type="string">
            <text:p>Pleiomeri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14" office:value-type="string">
            <text:p>Populus alba</text:p>
          </table:table-cell>
          <table:table-cell table:style-name="ce14" office:value-type="string">
            <text:p>Populus alb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14" office:value-type="string">
            <text:p>Populus nigra</text:p>
          </table:table-cell>
          <table:table-cell table:style-name="ce14" office:value-type="string">
            <text:p>Popul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14" office:value-type="string">
            <text:p>Populus sp.</text:p>
          </table:table-cell>
          <table:table-cell table:style-name="ce14" office:value-type="string">
            <text:p>Popul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14" office:value-type="string">
            <text:p>Populus tremula</text:p>
          </table:table-cell>
          <table:table-cell table:style-name="ce14" office:value-type="string">
            <text:p>Populus tremu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14" office:value-type="string">
            <text:p>Populus x canescens</text:p>
          </table:table-cell>
          <table:table-cell table:style-name="ce14" office:value-type="string">
            <text:p>Populus x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14" office:value-type="string">
            <text:p>Prunus armeniaca</text:p>
          </table:table-cell>
          <table:table-cell table:style-name="ce14" office:value-type="string">
            <text:p>Prunus armenia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14" office:value-type="string">
            <text:p>Prunus avium</text:p>
          </table:table-cell>
          <table:table-cell table:style-name="ce14" office:value-type="string">
            <text:p>Prunus avi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14" office:value-type="string">
            <text:p>Prunus cerasifera</text:p>
          </table:table-cell>
          <table:table-cell table:style-name="ce14" office:value-type="string">
            <text:p>Prunus cerasife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14" office:value-type="string">
            <text:p>Prunus cerasus</text:p>
          </table:table-cell>
          <table:table-cell table:style-name="ce14" office:value-type="string">
            <text:p>Prunus ceras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14" office:value-type="string">
            <text:p>Prunus domestica</text:p>
          </table:table-cell>
          <table:table-cell table:style-name="ce14" office:value-type="string">
            <text:p>Prun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14" office:value-type="string">
            <text:p>Prunus dulcis</text:p>
          </table:table-cell>
          <table:table-cell table:style-name="ce14" office:value-type="string">
            <text:p>Prunus dulc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14" office:value-type="string">
            <text:p>Prunus lusitanica</text:p>
          </table:table-cell>
          <table:table-cell table:style-name="ce14" office:value-type="string">
            <text:p>Prun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14" office:value-type="string">
            <text:p>Prunus mahaleb</text:p>
          </table:table-cell>
          <table:table-cell table:style-name="ce14" office:value-type="string">
            <text:p>Prunus mahaleb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14" office:value-type="string">
            <text:p>Prunus padus </text:p>
          </table:table-cell>
          <table:table-cell table:style-name="ce14" office:value-type="string">
            <text:p>Prunus padu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14" office:value-type="string">
            <text:p>Prunus persica</text:p>
          </table:table-cell>
          <table:table-cell table:style-name="ce14" office:value-type="string">
            <text:p>Prunus pers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14" office:value-type="string">
            <text:p>Prunus serotina</text:p>
          </table:table-cell>
          <table:table-cell table:style-name="ce14" office:value-type="string">
            <text:p>Prunus serot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14" office:value-type="string">
            <text:p>Prunus sp.</text:p>
          </table:table-cell>
          <table:table-cell table:style-name="ce14" office:value-type="string">
            <text:p>Pru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14" office:value-type="string">
            <text:p>Prunus spinosa</text:p>
          </table:table-cell>
          <table:table-cell table:style-name="ce14" office:value-type="string">
            <text:p>Prunus spin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14" office:value-type="string">
            <text:p>Pseudotsuga menziesii</text:p>
          </table:table-cell>
          <table:table-cell table:style-name="ce14" office:value-type="string">
            <text:p>Pseudotsuga menzies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14" office:value-type="string">
            <text:p>Pyrus amygdaliformis</text:p>
          </table:table-cell>
          <table:table-cell table:style-name="ce14" office:value-type="string">
            <text:p>Pyrus amygdaliform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14" office:value-type="string">
            <text:p>Pyrus communis</text:p>
          </table:table-cell>
          <table:table-cell table:style-name="ce14" office:value-type="string">
            <text:p>Pyrus commun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14" office:value-type="string">
            <text:p>Pyrus pyraster</text:p>
          </table:table-cell>
          <table:table-cell table:style-name="ce14" office:value-type="string">
            <text:p>Pyrus pyrast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14" office:value-type="string">
            <text:p>Pyrus sp.</text:p>
          </table:table-cell>
          <table:table-cell table:style-name="ce14" office:value-type="string">
            <text:p>Pyr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14" office:value-type="string">
            <text:p>Quercus alnifolia</text:p>
          </table:table-cell>
          <table:table-cell table:style-name="ce14" office:value-type="string">
            <text:p>Quercus alnifol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14" office:value-type="string">
            <text:p>Quercus canariensis</text:p>
          </table:table-cell>
          <table:table-cell table:style-name="ce14" office:value-type="string">
            <text:p>Quercus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14" office:value-type="string">
            <text:p>Quercus cerris</text:p>
          </table:table-cell>
          <table:table-cell table:style-name="ce14" office:value-type="string">
            <text:p>Quercus cer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14" office:value-type="string">
            <text:p>Quercus coccifera (Q. calliprinos)</text:p>
          </table:table-cell>
          <table:table-cell table:style-name="ce14" office:value-type="string">
            <text:p>Quercus coccifera (Q. calliprino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14" office:value-type="string">
            <text:p>Quercus congesta</text:p>
          </table:table-cell>
          <table:table-cell table:style-name="ce14" office:value-type="string">
            <text:p>Quercus conges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14" office:value-type="string">
            <text:p>Quercus dalechampii</text:p>
          </table:table-cell>
          <table:table-cell table:style-name="ce14" office:value-type="string">
            <text:p>Quercus dalechamp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14" office:value-type="string">
            <text:p>Quercus faginea</text:p>
          </table:table-cell>
          <table:table-cell table:style-name="ce14" office:value-type="string">
            <text:p>Quercus fagin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14" office:value-type="string">
            <text:p>Quercus frainetto</text:p>
          </table:table-cell>
          <table:table-cell table:style-name="ce14" office:value-type="string">
            <text:p>Quercus frainetto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14" office:value-type="string">
            <text:p>Quercus fruticosa</text:p>
          </table:table-cell>
          <table:table-cell table:style-name="ce14" office:value-type="string">
            <text:p>Quercus fruticos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14" office:value-type="string">
            <text:p>Quercus hartwissiana</text:p>
          </table:table-cell>
          <table:table-cell table:style-name="ce14" office:value-type="string">
            <text:p>Quercus hartwissi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14" office:value-type="string">
            <text:p>Quercus ilex</text:p>
          </table:table-cell>
          <table:table-cell table:style-name="ce14" office:value-type="string">
            <text:p>Quercus ilex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14" office:value-type="string">
            <text:p>Quercus lusitanica</text:p>
          </table:table-cell>
          <table:table-cell table:style-name="ce14" office:value-type="string">
            <text:p>Quercus lusita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14" office:value-type="string">
            <text:p>Quercus macrolepis (Q. aegilops)</text:p>
          </table:table-cell>
          <table:table-cell table:style-name="ce14" office:value-type="string">
            <text:p>Quercus macrolepis (Q. aegilops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14" office:value-type="string">
            <text:p>Quercus mas</text:p>
          </table:table-cell>
          <table:table-cell table:style-name="ce14" office:value-type="string">
            <text:p>Quercus ma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14" office:value-type="string">
            <text:p>Quercus palustris</text:p>
          </table:table-cell>
          <table:table-cell table:style-name="ce14" office:value-type="string">
            <text:p>Quercus palustr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14" office:value-type="string">
            <text:p>Quercus pedunculiflora</text:p>
          </table:table-cell>
          <table:table-cell table:style-name="ce14" office:value-type="string">
            <text:p>Quercus pedunculiflo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14" office:value-type="string">
            <text:p>Quercus petraea </text:p>
          </table:table-cell>
          <table:table-cell table:style-name="ce14" office:value-type="string">
            <text:p>Quercus petrae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14" office:value-type="string">
            <text:p>Quercus petraea (group) x pubesce</text:p>
          </table:table-cell>
          <table:table-cell table:style-name="ce14" office:value-type="string">
            <text:p>Quercus petraea (group) x pubesce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14" office:value-type="string">
            <text:p>Quercus petraea group</text:p>
          </table:table-cell>
          <table:table-cell table:style-name="ce14" office:value-type="string">
            <text:p>Quercus petraea group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14" office:value-type="string">
            <text:p>Quercus polycarpa</text:p>
          </table:table-cell>
          <table:table-cell table:style-name="ce14" office:value-type="string">
            <text:p>Quercus polycarp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14" office:value-type="string">
            <text:p>Quercus pubescens</text:p>
          </table:table-cell>
          <table:table-cell table:style-name="ce14" office:value-type="string">
            <text:p>Quercus pub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14" office:value-type="string">
            <text:p>Quercus pyrenaica (Q. toza)</text:p>
          </table:table-cell>
          <table:table-cell table:style-name="ce14" office:value-type="string">
            <text:p>Quercus pyrenaica (Q. toz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14" office:value-type="string">
            <text:p>Quercus robur </text:p>
          </table:table-cell>
          <table:table-cell table:style-name="ce14" office:value-type="string">
            <text:p>Quercus robur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14" office:value-type="string">
            <text:p>Quercus robur x pyrenaica</text:p>
          </table:table-cell>
          <table:table-cell table:style-name="ce14" office:value-type="string">
            <text:p>Quercus robur x pyrena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14" office:value-type="string">
            <text:p>Quercus rubra</text:p>
          </table:table-cell>
          <table:table-cell table:style-name="ce14" office:value-type="string">
            <text:p>Quercus ru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14" office:value-type="string">
            <text:p>Quercus sp.</text:p>
          </table:table-cell>
          <table:table-cell table:style-name="ce14" office:value-type="string">
            <text:p>Quer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14" office:value-type="string">
            <text:p>Quercus suber</text:p>
          </table:table-cell>
          <table:table-cell table:style-name="ce14" office:value-type="string">
            <text:p>Quercus suber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14" office:value-type="string">
            <text:p>Quercus trojana</text:p>
          </table:table-cell>
          <table:table-cell table:style-name="ce14" office:value-type="string">
            <text:p>Quercus troj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14" office:value-type="string">
            <text:p>Rhamnus alaternus</text:p>
          </table:table-cell>
          <table:table-cell table:style-name="ce14" office:value-type="string">
            <text:p>Rhamnus alatern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14" office:value-type="string">
            <text:p>Rhamnus catharticus (a)</text:p>
          </table:table-cell>
          <table:table-cell table:style-name="ce14" office:value-type="string">
            <text:p>Rhamnus catharticus (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14" office:value-type="string">
            <text:p>Rhamnus lycioides spp. oleoides</text:p>
          </table:table-cell>
          <table:table-cell table:style-name="ce14" office:value-type="string">
            <text:p>Rhamnus lycioides spp. oleoide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14" office:value-type="string">
            <text:p>Rhamnus sp.</text:p>
          </table:table-cell>
          <table:table-cell table:style-name="ce14" office:value-type="string">
            <text:p>Rhamn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14" office:value-type="string">
            <text:p>Rhus coriaria</text:p>
          </table:table-cell>
          <table:table-cell table:style-name="ce14" office:value-type="string">
            <text:p>Rhus cori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14" office:value-type="string">
            <text:p>Rhus typhina</text:p>
          </table:table-cell>
          <table:table-cell table:style-name="ce14" office:value-type="string">
            <text:p>Rhus typhi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14" office:value-type="string">
            <text:p>Robinia pseudoacacia</text:p>
          </table:table-cell>
          <table:table-cell table:style-name="ce14" office:value-type="string">
            <text:p>Robinia pseudoacac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14" office:value-type="string">
            <text:p>Salix alba </text:p>
          </table:table-cell>
          <table:table-cell table:style-name="ce14" office:value-type="string">
            <text:p>Salix alba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14" office:value-type="string">
            <text:p>Salix atrocinerea</text:p>
          </table:table-cell>
          <table:table-cell table:style-name="ce14" office:value-type="string">
            <text:p>Salix atro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14" office:value-type="string">
            <text:p>Salix babylonica</text:p>
          </table:table-cell>
          <table:table-cell table:style-name="ce14" office:value-type="string">
            <text:p>Salix babyl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14" office:value-type="string">
            <text:p>Salix cantabrica</text:p>
          </table:table-cell>
          <table:table-cell table:style-name="ce14" office:value-type="string">
            <text:p>Salix cantabr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14" office:value-type="string">
            <text:p>Salix caprea</text:p>
          </table:table-cell>
          <table:table-cell table:style-name="ce14" office:value-type="string">
            <text:p>Salix cap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14" office:value-type="string">
            <text:p>Salix cinerea</text:p>
          </table:table-cell>
          <table:table-cell table:style-name="ce14" office:value-type="string">
            <text:p>Salix cine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14" office:value-type="string">
            <text:p>Salix eleagnos</text:p>
          </table:table-cell>
          <table:table-cell table:style-name="ce14" office:value-type="string">
            <text:p>Salix eleagn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14" office:value-type="string">
            <text:p>Salix fragilis</text:p>
          </table:table-cell>
          <table:table-cell table:style-name="ce14" office:value-type="string">
            <text:p>Salix fragi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14" office:value-type="string">
            <text:p>Salix purpurea</text:p>
          </table:table-cell>
          <table:table-cell table:style-name="ce14" office:value-type="string">
            <text:p>Salix purpure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14" office:value-type="string">
            <text:p>Salix sp.</text:p>
          </table:table-cell>
          <table:table-cell table:style-name="ce14" office:value-type="string">
            <text:p>Sal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14" office:value-type="string">
            <text:p>Salix viminalis</text:p>
          </table:table-cell>
          <table:table-cell table:style-name="ce14" office:value-type="string">
            <text:p>Salix vi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14" office:value-type="string">
            <text:p>Sambucus ebulus</text:p>
          </table:table-cell>
          <table:table-cell table:style-name="ce14" office:value-type="string">
            <text:p>Sambucus ebu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14" office:value-type="string">
            <text:p>Sambucus nigra</text:p>
          </table:table-cell>
          <table:table-cell table:style-name="ce14" office:value-type="string">
            <text:p>Sambucus nig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14" office:value-type="string">
            <text:p>Sambucus racemosa</text:p>
          </table:table-cell>
          <table:table-cell table:style-name="ce14" office:value-type="string">
            <text:p>Sambucus racem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14" office:value-type="string">
            <text:p>Sambucus sp.</text:p>
          </table:table-cell>
          <table:table-cell table:style-name="ce14" office:value-type="string">
            <text:p>Sambuc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14" office:value-type="string">
            <text:p>Sequoiadendron sp.</text:p>
          </table:table-cell>
          <table:table-cell table:style-name="ce14" office:value-type="string">
            <text:p>Sequoiadendron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14" office:value-type="string">
            <text:p>Sophora japonica</text:p>
          </table:table-cell>
          <table:table-cell table:style-name="ce14" office:value-type="string">
            <text:p>Sophora japon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14" office:value-type="string">
            <text:p>Sorbus aria</text:p>
          </table:table-cell>
          <table:table-cell table:style-name="ce14" office:value-type="string">
            <text:p>Sorbus 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14" office:value-type="string">
            <text:p>Sorbus aucuparia</text:p>
          </table:table-cell>
          <table:table-cell table:style-name="ce14" office:value-type="string">
            <text:p>Sorbus aucupar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14" office:value-type="string">
            <text:p>Sorbus chamaemespilus</text:p>
          </table:table-cell>
          <table:table-cell table:style-name="ce14" office:value-type="string">
            <text:p>Sorbus chamaemespilu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14" office:value-type="string">
            <text:p>Sorbus domestica</text:p>
          </table:table-cell>
          <table:table-cell table:style-name="ce14" office:value-type="string">
            <text:p>Sorbus domestic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14" office:value-type="string">
            <text:p>Sorbus intermedia</text:p>
          </table:table-cell>
          <table:table-cell table:style-name="ce14" office:value-type="string">
            <text:p>Sorbus intermedi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14" office:value-type="string">
            <text:p>Sorbus latifolia s.l.</text:p>
          </table:table-cell>
          <table:table-cell table:style-name="ce14" office:value-type="string">
            <text:p>Sorbus latifolia s.l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14" office:value-type="string">
            <text:p>Sorbus mougeotii</text:p>
          </table:table-cell>
          <table:table-cell table:style-name="ce14" office:value-type="string">
            <text:p>Sorbus mougeotii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14" office:value-type="string">
            <text:p>Sorbus sp.</text:p>
          </table:table-cell>
          <table:table-cell table:style-name="ce14" office:value-type="string">
            <text:p>Sorb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14" office:value-type="string">
            <text:p>Sorbus torminalis</text:p>
          </table:table-cell>
          <table:table-cell table:style-name="ce14" office:value-type="string">
            <text:p>Sorbus torminal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14" office:value-type="string">
            <text:p>Tamarix africana</text:p>
          </table:table-cell>
          <table:table-cell table:style-name="ce14" office:value-type="string">
            <text:p>Tamarix afric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14" office:value-type="string">
            <text:p>Tamarix canariensis</text:p>
          </table:table-cell>
          <table:table-cell table:style-name="ce14" office:value-type="string">
            <text:p>Tamarix canari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14" office:value-type="string">
            <text:p>Tamarix sp.</text:p>
          </table:table-cell>
          <table:table-cell table:style-name="ce14" office:value-type="string">
            <text:p>Tamarix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14" office:value-type="string">
            <text:p>Taxodium distichum</text:p>
          </table:table-cell>
          <table:table-cell table:style-name="ce14" office:value-type="string">
            <text:p>Taxodium distichum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14" office:value-type="string">
            <text:p>Taxus baccata</text:p>
          </table:table-cell>
          <table:table-cell table:style-name="ce14" office:value-type="string">
            <text:p>Taxus bac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14" office:value-type="string">
            <text:p>Taxus sp.</text:p>
          </table:table-cell>
          <table:table-cell table:style-name="ce14" office:value-type="string">
            <text:p>Tax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14" office:value-type="string">
            <text:p>Tetraclinis articulata</text:p>
          </table:table-cell>
          <table:table-cell table:style-name="ce14" office:value-type="string">
            <text:p>Tetraclinis articul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14" office:value-type="string">
            <text:p>Thuja plicata</text:p>
          </table:table-cell>
          <table:table-cell table:style-name="ce14" office:value-type="string">
            <text:p>Thuja plic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14" office:value-type="string">
            <text:p>Thuja sp. </text:p>
          </table:table-cell>
          <table:table-cell table:style-name="ce14" office:value-type="string">
            <text:p>Thuja sp.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14" office:value-type="string">
            <text:p>Tilia cordata</text:p>
          </table:table-cell>
          <table:table-cell table:style-name="ce14" office:value-type="string">
            <text:p>Tilia cordat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14" office:value-type="string">
            <text:p>Tilia platyphylos</text:p>
          </table:table-cell>
          <table:table-cell table:style-name="ce14" office:value-type="string">
            <text:p>Tilia platyphylo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14" office:value-type="string">
            <text:p>Tilia sp.</text:p>
          </table:table-cell>
          <table:table-cell table:style-name="ce14" office:value-type="string">
            <text:p>Tili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14" office:value-type="string">
            <text:p>Tilia tomentosa</text:p>
          </table:table-cell>
          <table:table-cell table:style-name="ce14" office:value-type="string">
            <text:p>Tilia tomentos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14" office:value-type="string">
            <text:p>Tsuga canadensis</text:p>
          </table:table-cell>
          <table:table-cell table:style-name="ce14" office:value-type="string">
            <text:p>Tsuga canadensi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14" office:value-type="string">
            <text:p>Tsuga heterophylla</text:p>
          </table:table-cell>
          <table:table-cell table:style-name="ce14" office:value-type="string">
            <text:p>Tsuga heterophyll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14" office:value-type="string">
            <text:p>Tsuga sp.</text:p>
          </table:table-cell>
          <table:table-cell table:style-name="ce14" office:value-type="string">
            <text:p>Tsuga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14" office:value-type="string">
            <text:p>Ulmus canescens</text:p>
          </table:table-cell>
          <table:table-cell table:style-name="ce14" office:value-type="string">
            <text:p>Ulmus canescens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14" office:value-type="string">
            <text:p>Ulmus glabra</text:p>
          </table:table-cell>
          <table:table-cell table:style-name="ce14" office:value-type="string">
            <text:p>Ulmus glabr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14" office:value-type="string">
            <text:p>Ulmus laevis </text:p>
          </table:table-cell>
          <table:table-cell table:style-name="ce14" office:value-type="string">
            <text:p>Ulmus laevis 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14" office:value-type="string">
            <text:p>Ulmus minor (pumila)</text:p>
          </table:table-cell>
          <table:table-cell table:style-name="ce14" office:value-type="string">
            <text:p>Ulmus minor (pumila)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14" office:value-type="string">
            <text:p>Ulmus sp.</text:p>
          </table:table-cell>
          <table:table-cell table:style-name="ce14" office:value-type="string">
            <text:p>Ulmus sp.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14" office:value-type="string">
            <text:p>Viburnum lantana</text:p>
          </table:table-cell>
          <table:table-cell table:style-name="ce14" office:value-type="string">
            <text:p>Viburnum lantana</text:p>
          </table:table-cell>
        </table:table-row>
        <table:table-row table:style-name="ro2">
          <table:table-cell table:style-name="ce14" office:value-type="string">
            <text:p>SPECIES_CODE</text:p>
          </table:table-cell>
          <table:table-cell table:style-name="ce14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14" office:value-type="string">
            <text:p>Viburnum opulus</text:p>
          </table:table-cell>
          <table:table-cell table:style-name="ce14" office:value-type="string">
            <text:p>Viburnum opulu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2">
          <table:table-cell table:style-name="ce14" office:value-type="string">
            <text:p>SPECIES_CLASS</text:p>
          </table:table-cell>
          <table:table-cell table:style-name="ce4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21" office:value-type="string">
            <text:p>Boynes</text:p>
          </table:table-cell>
          <table:table-cell table:style-name="ce21" office:value-type="string">
            <text:p>Boynes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21" office:value-type="string">
            <text:p>Vrigny</text:p>
          </table:table-cell>
          <table:table-cell table:style-name="ce21" office:value-type="string">
            <text:p>Vrigny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21" office:value-type="string">
            <text:p>Ascoux</text:p>
          </table:table-cell>
          <table:table-cell table:style-name="ce21" office:value-type="string">
            <text:p>Ascoux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21" office:value-type="string">
            <text:p>Pithiviers</text:p>
          </table:table-cell>
        </table:table-row>
        <table:table-row table:style-name="ro2">
          <table:table-cell table:style-name="ce3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14"/>
          <table:table-cell table:number-columns-repeated="3"/>
        </table:table-row>
        <table:table-row table:style-name="ro2" table:number-rows-repeated="5">
          <table:table-cell table:style-name="ce16"/>
          <table:table-cell table:number-columns-repeated="2"/>
          <table:table-cell table:style-name="ce16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14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14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4" form:id="control4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9"/>
        <table:table-column table:style-name="co6" table:number-columns-repeated="2" table:default-cell-style-name="ce19"/>
        <table:table-column table:style-name="co6" table:number-columns-repeated="2" table:default-cell-style-name="ce7"/>
        <table:table-column table:style-name="co6" table:number-columns-repeated="2" table:default-cell-style-name="ce9"/>
        <table:table-row table:style-name="ro6">
          <table:table-cell office:value-type="string">
            <text:p>Unit</text:p>
            <draw:control table:end-cell-address="mode_tree.B1" table:end-x="0.848cm" table:end-y="0.457cm" draw:z-index="0" draw:name="Export CSV" draw:style-name="gr6" draw:text-style-name="P4" svg:width="4.285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6">
          <table:table-cell table:style-name="ce3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5" table:default-cell-style-name="ce4"/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row table:style-name="ro4">
          <table:table-cell table:style-name="ce9" office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19" office:value-type="string">
            <text:p>Source Code</text:p>
          </table:table-cell>
          <table:table-cell table:style-name="ce9" office:value-type="string">
            <text:p>Destination Unit</text:p>
          </table:table-cell>
          <table:table-cell table:style-name="ce7" office:value-type="string">
            <text:p>Destination Code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2">
          <table:table-cell office:value-type="string">
            <text:p>SPECIES_CODE</text:p>
          </table:table-cell>
          <table:table-cell table:style-name="ce22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6" form:id="control6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0" table:default-cell-style-name="Default"/>
        <table:table-column table:style-name="co81" table:default-cell-style-name="Default"/>
        <table:table-row table:style-name="ro8">
          <table:table-cell table:style-name="ce9" office:value-type="string">
            <text:p>Unit</text:p>
            <draw:control table:end-cell-address="dynamode.B1" table:end-x="1.505cm" table:end-y="1.01cm" draw:z-index="0" draw:name="Export CSV" draw:style-name="gr6" draw:text-style-name="P4" svg:width="4.055cm" svg:height="1.01cm" svg:x="1.927cm" svg:y="0cm" draw:control="control6">
              <svg:title>Export CSV</svg:title>
              <svg:desc>Export CSV</svg:desc>
            </draw:control>
          </table:table-cell>
          <table:table-cell table:style-name="ce15" office:value-type="string">
            <text:p>SQL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2" table:default-cell-style-name="Default"/>
        <table:table-column table:style-name="co25" table:number-columns-repeated="2" table:default-cell-style-name="Default"/>
        <table:table-column table:style-name="co83" table:default-cell-style-name="Default"/>
        <table:table-column table:style-name="co6" table:number-columns-repeated="252" table:default-cell-style-name="Default"/>
        <table:table-row table:style-name="ro10">
          <table:table-cell table:style-name="ce7" office:value-type="string">
            <text:p>Unit </text:p>
            <draw:control table:end-cell-address="range.B2" table:end-x="1.521cm" table:end-y="0.032cm" draw:z-index="0" draw:name="Export CSV" draw:style-name="gr6" draw:text-style-name="P4" svg:width="4.414cm" svg:height="0.905cm" svg:x="4.891cm" svg:y="0cm" draw:control="control7">
              <svg:title>Export CSV</svg:title>
              <svg:desc>Export CSV</svg:desc>
            </draw:control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number-columns-repeated="253"/>
        </table:table-row>
        <table:table-row table:style-name="ro2">
          <table:table-cell table:style-name="ce23" office:value-type="string">
            <text:p>PERCENTAG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2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4" table:default-cell-style-name="ce4"/>
        <table:table-column table:style-name="co28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6" table:default-cell-style-name="Default"/>
        <table:table-row table:style-name="ro5">
          <table:table-cell table:style-name="ce9" office:value-type="string">
            <text:p>Format</text:p>
            <draw:control table:end-cell-address="table_format.B1" table:end-x="0.013cm" table:end-y="0.905cm" draw:z-index="0" draw:name="Export CSV" draw:style-name="gr6" draw:text-style-name="P4" svg:width="7.004cm" svg:height="0.905cm" svg:x="1.774cm" svg:y="0cm" draw:control="control8">
              <svg:title>Export CSV</svg:title>
              <svg:desc>Export CSV</svg:desc>
            </draw:control>
          </table:table-cell>
          <table:table-cell table:style-name="ce7" office:value-type="string">
            <text:p>Table Name</text:p>
          </table:table-cell>
          <table:table-cell table:style-name="ce7" office:value-type="string">
            <text:p>Schema</text:p>
          </table:table-cell>
          <table:table-cell table:style-name="ce7" office:value-type="string">
            <text:p>Primary Keys</text:p>
          </table:table-cell>
          <table:table-cell table:style-name="ce7" office:value-type="string">
            <text:p>Label</text:p>
          </table:table-cell>
        </table:table-row>
        <table:table-row table:style-name="ro2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2">
          <table:table-cell office:value-type="string">
            <text:p>PLOT_DATA</text:p>
          </table:table-cell>
          <table:table-cell table:style-name="ce4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2">
          <table:table-cell office:value-type="string">
            <text:p>SPECIES_DATA</text:p>
          </table:table-cell>
          <table:table-cell table:style-name="ce4" office:value-type="string">
            <text:p>SPECIES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2">
          <table:table-cell office:value-type="string">
            <text:p>TREE_DATA</text:p>
          </table:table-cell>
          <table:table-cell table:style-name="ce4" office:value-type="string">
            <text:p>TREE_DATA</text:p>
          </table:table-cell>
          <table:table-cell table:style-name="ce4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2">
          <table:table-cell office:value-type="string">
            <text:p>HARMONIZED_LOCATION_DATA</text:p>
          </table:table-cell>
          <table:table-cell table:style-name="ce4" office:value-type="string">
            <text:p>HARMONIZED_LOCATION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2">
          <table:table-cell office:value-type="string">
            <text:p>HARMONIZED_PLOT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2">
          <table:table-cell office:value-type="string">
            <text:p>HARMONIZED_SPECIES_DATA</text:p>
          </table:table-cell>
          <table:table-cell table:style-name="ce4" office:value-type="string">
            <text:p>HARMONIZED_SPECIES_DATA</text:p>
          </table:table-cell>
          <table:table-cell table:style-name="ce4" office:value-type="string">
            <text:p>HARMONIZED_DATA</text:p>
          </table:table-cell>
          <table:table-cell table:style-name="ce3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2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33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4" table:default-cell-style-name="Default"/>
        <table:table-row table:style-name="ro11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Column_Name</text:p>
          </table:table-cell>
          <table:table-cell table:style-name="ce15" office:value-type="string">
            <text:p>isCalculated</text:p>
          </table:table-cell>
          <table:table-cell table:style-name="ce15" office:value-type="string">
            <text:p>idEditable</text:p>
          </table:table-cell>
          <table:table-cell table:style-name="ce15" office:value-type="string">
            <text:p>isInsertabl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Comment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</table:table>
      <table:table table:name="form_field" table:style-name="ta1" table:print="false">
        <office:forms form:automatic-focus="false" form:apply-design-mode="false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6" table:number-columns-repeated="3" table:default-cell-style-name="Default"/>
        <table:table-row table:style-name="ro2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5" draw:text-style-name="P3" svg:width="9.89cm" svg:height="5.849cm" svg:x="16.411cm" svg:y="0cm" draw:caption-point-x="1.861cm" draw:caption-point-y="0.01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row table:style-name="ro2">
          <table:table-cell table:style-name="ce15" office:value-type="string">
            <text:p>SRC_DATA</text:p>
          </table:table-cell>
          <table:table-cell table:style-name="ce15" office:value-type="string">
            <text:p>SRC_FORMAT</text:p>
          </table:table-cell>
          <table:table-cell table:style-name="ce15" office:value-type="string">
            <text:p>DST_DATA</text:p>
          </table:table-cell>
          <table:table-cell table:style-name="ce15" office:value-type="string">
            <text:p>DST_FORMAT</text:p>
          </table:table-cell>
          <table:table-cell table:style-name="ce15" office:value-type="string">
            <text:p>MAPPING_TYP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FILE</text:p>
          </table:table-cell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FILE</text:p>
          </table:table-cell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FILE</text:p>
          </table:table-cell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UNES</text:p>
          </table:table-cell>
          <table:table-cell table:style-name="ce4" office:value-type="string">
            <text:p>LOCATION_FILE</text:p>
          </table:table-cell>
          <table:table-cell office:value-type="string">
            <text:p>COMMUNES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EPARTEMENT</text:p>
          </table:table-cell>
          <table:table-cell table:style-name="ce4" office:value-type="string">
            <text:p>LOCATION_FILE</text:p>
          </table:table-cell>
          <table:table-cell office:value-type="string">
            <text:p>DEPARTE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FILE</text:p>
          </table:table-cell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table:style-name="ce4" office:value-type="string">
            <text:p>SPECIES_FILE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PLOT_CODE</text:p>
          </table:table-cell>
          <table:table-cell office:value-type="string">
            <text:p>TREE_FILE</text:p>
          </table:table-cell>
          <table:table-cell table:style-name="ce4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table:style-name="ce4" office:value-type="string">
            <text:p>CYCLE</text:p>
          </table:table-cell>
          <table:table-cell office:value-type="string">
            <text:p>TREE_FILE</text:p>
          </table:table-cell>
          <table:table-cell table:style-name="ce4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style-name="ce3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table:style-name="ce4" office:value-type="string">
            <text:p>LOCATION_DATA</text:p>
          </table:table-cell>
          <table:table-cell office:value-type="string">
            <text:p>PROVIDER_ID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ce4" office:value-type="string">
            <text:p>LOCATION_DATA</text:p>
          </table:table-cell>
          <table:table-cell office:value-type="string">
            <text:p>PLOT_CO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ATITUDE</text:p>
          </table:table-cell>
          <table:table-cell table:style-name="ce4" office:value-type="string">
            <text:p>LOCATION_DATA</text:p>
          </table:table-cell>
          <table:table-cell office:value-type="string">
            <text:p>LAT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LONGITUDE</text:p>
          </table:table-cell>
          <table:table-cell table:style-name="ce4" office:value-type="string">
            <text:p>LOCATION_DATA</text:p>
          </table:table-cell>
          <table:table-cell office:value-type="string">
            <text:p>LONGITUDE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table:style-name="ce4" office:value-type="string">
            <text:p>LOCATION_DATA</text:p>
          </table:table-cell>
          <table:table-cell office:value-type="string">
            <text:p>COMMENT</text:p>
          </table:table-cell>
          <table:table-cell table:style-name="ce4" office:value-type="string">
            <text:p>HARMONIZED_LOCATION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</text:p>
          </table:table-cell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4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6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2.858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3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54" table:default-cell-style-name="Default"/>
        <table:table-column table:style-name="co45" table:number-columns-repeated="2" table:default-cell-style-name="Default"/>
        <table:table-column table:style-name="co55" table:default-cell-style-name="Default"/>
        <table:table-row table:style-name="ro7">
          <table:table-cell table:style-name="ce15" office:value-type="string">
            <office:annotation draw:style-name="gr3" draw:text-style-name="P2" svg:width="2.818cm" svg:height="0.596cm" svg:x="5.07cm" svg:y="0cm" draw:caption-point-x="-0.758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text:p>Schema Code</text:p>
          </table:table-cell>
          <table:table-cell table:style-name="ce15" office:value-type="string">
            <office:annotation draw:style-name="gr3" draw:text-style-name="P2" svg:width="2.818cm" svg:height="0.596cm" svg:x="14.21cm" svg:y="0cm" draw:caption-point-x="5.92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15" office:value-type="string">
            <text:p>Fiel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3" office:value-type="string">
            <text:p>ID_TAX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1" table:default-cell-style-name="Default"/>
        <table:table-column table:style-name="co92" table:number-columns-repeated="2" table:default-cell-style-name="Default"/>
        <table:table-column table:style-name="co93" table:default-cell-style-name="ce24"/>
        <table:table-row table:style-name="ro5">
          <table:table-cell table:style-name="ce9" office:value-type="string">
            <text:p>Schema Code</text:p>
          </table:table-cell>
          <table:table-cell table:style-name="ce9" office:value-type="string">
            <text:p>Schema Name</text:p>
          </table:table-cell>
          <table:table-cell table:style-name="ce9" office:value-type="string">
            <text:p>Label</text:p>
            <draw:control table:end-cell-address="table_schema.D1" table:end-x="0.012cm" table:end-y="0.906cm" draw:z-index="0" draw:name="Export CSV" draw:style-name="gr6" draw:text-style-name="P4" svg:width="9.449cm" svg:height="0.905cm" svg:x="1.775cm" svg:y="0.001cm" draw:control="control9">
              <svg:title>Export CSV</svg:title>
              <svg:desc>Export CSV</svg:desc>
            </draw:control>
          </table:table-cell>
          <table:table-cell table:style-name="ce7" office:value-type="string">
            <text:p>Description</text:p>
          </table:table-cell>
        </table:table-row>
        <table:table-row table:style-name="ro2">
          <table:table-cell table:number-columns-repeated="2" office:value-type="string">
            <text:p>RAW_DATA</text:p>
          </table:table-cell>
          <table:table-cell table:style-name="ce4" office:value-type="string">
            <text:p>Raw Data</text:p>
          </table:table-cell>
          <table:table-cell table:style-name="ce4" office:value-type="string">
            <text:p>Contains raw data</text:p>
          </table:table-cell>
        </table:table-row>
        <table:table-row table:style-name="ro2">
          <table:table-cell table:number-columns-repeated="2" office:value-type="string">
            <text:p>HARMONIZED_DATA</text:p>
          </table:table-cell>
          <table:table-cell table:style-name="ce4" office:value-type="string">
            <text:p>Harmonized Data</text:p>
          </table:table-cell>
          <table:table-cell table:style-name="ce4" office:value-type="string">
            <text:p>Contains harmonized data</text:p>
          </table:table-cell>
        </table:table-row>
        <table:table-row table:style-name="ro2">
          <table:table-cell table:number-columns-repeated="2" office:value-type="string">
            <text:p>METADATA</text:p>
          </table:table-cell>
          <table:table-cell table:style-name="ce4" office:value-type="string">
            <text:p>Metadata</text:p>
          </table:table-cell>
          <table:table-cell table:style-name="ce4" office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>
            <text:p>WEBSITE</text:p>
          </table:table-cell>
          <table:table-cell table:style-name="ce4" office:value-type="string">
            <text:p>Website</text:p>
          </table:table-cell>
          <table:table-cell table:style-name="ce4" office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>
            <text:p>PUBLIC</text:p>
          </table:table-cell>
          <table:table-cell table:style-name="ce4" office:value-type="string">
            <text:p>Public</text:p>
          </table:table-cell>
          <table:table-cell table:style-name="ce4" office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4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4" table:default-cell-style-name="Default"/>
        <table:table-column table:style-name="co95" table:default-cell-style-name="Default"/>
        <table:table-column table:style-name="co96" table:default-cell-style-name="ce24"/>
        <table:table-column table:style-name="co97" table:default-cell-style-name="Default"/>
        <table:table-column table:style-name="co98" table:default-cell-style-name="Default"/>
        <table:table-row table:style-name="ro5">
          <table:table-cell table:style-name="ce9" office:value-type="string">
            <text:p>Schema Code</text:p>
          </table:table-cell>
          <table:table-cell table:style-name="ce9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176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7" office:value-type="string">
            <text:p>Parent Table</text:p>
          </table:table-cell>
          <table:table-cell table:style-name="ce7" office:value-type="string">
            <text:p>Join Key</text:p>
          </table:table-cell>
          <table:table-cell table:style-name="ce7" office:value-type="string">
            <text:p>Comment</text:p>
          </table:table-cell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RAW_DATA</text:p>
          </table:table-cell>
          <table:table-cell table:style-name="ce4" office:value-type="string">
            <text:p>PLOT_DATA</text:p>
          </table:table-cell>
          <table:table-cell table:style-name="ce4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office:value-type="string">
            <text:p>HARMONIZED_DATA</text:p>
          </table:table-cell>
          <table:table-cell table:style-name="ce4" office:value-type="string">
            <text:p>HARMONIZED_PLOT_DATA</text:p>
          </table:table-cell>
          <table:table-cell table:style-name="ce4" office:value-type="string">
            <text:p>HARMONIZED_LOCATION_DATA</text:p>
          </table:table-cell>
          <table:table-cell table:style-name="ce3" office:value-type="string">
            <text:p>PROVIDER_ID, PLOT_COD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/>
        </table:table-row>
        <table:table-row table:style-name="ro2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4" office:value-type="string">
            <text:p>HARMONIZED_PLOT_DATA</text:p>
          </table:table-cell>
          <table:table-cell table:style-name="ce3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4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METH_DEF" table:base-cell-address="$data.$A$1" table:cell-range-address="$unit.$E$1:.$F$8"/>
        <table:named-range table:name="Excel_BuiltIn__FilterDatabase_1" table:base-cell-address="$data.$A$1" table:cell-range-address="$data.$A$1:.$B$276"/>
      </table:named-expressions>
      <table:database-ranges>
        <table:database-range table:target-range-address="mode.A2:mode.AMJ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</number:text>
      <number:number number:decimal-places="0" number:min-integer-digits="1" number:grouping="true"/>
      <number:text> </number:text>
    </number:number-style>
    <number:number-style style:name="N135">
      <number:text>(€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€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€</number:text>
      <number:number number:decimal-places="2" number:min-integer-digits="1" number:grouping="true"/>
      <number:text> </number:text>
    </number:number-style>
    <number:number-style style:name="N138">
      <number:text>(€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€</number:text>
      <number:number number:decimal-places="0" number:min-integer-digits="1" number:grouping="true"/>
      <number:text> </number:text>
    </number:number-style>
    <number:number-style style:name="N143P1" style:volatile="true">
      <number:text> €(</number:text>
      <number:number number:decimal-places="0" number:min-integer-digits="1" number:grouping="true"/>
      <number:text>)</number:text>
    </number:number-style>
    <number:number-style style:name="N143P2" style:volatile="true">
      <number:text> €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€</number:text>
      <number:number number:decimal-places="2" number:min-integer-digits="1" number:grouping="true"/>
      <number:text> </number:text>
    </number:number-style>
    <number:number-style style:name="N151P1" style:volatile="true">
      <number:text> €(</number:text>
      <number:number number:decimal-places="2" number:min-integer-digits="1" number:grouping="true"/>
      <number:text>)</number:text>
    </number:number-style>
    <number:number-style style:name="N151P2" style:volatile="true">
      <number:text> €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 F</number:text>
    </number:number-style>
    <number:number-style style:name="N157">
      <number:text>-</number:text>
      <number:number number:decimal-places="0" number:min-integer-digits="1" number:grouping="true"/>
      <number:text> F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 F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 F</number:text>
    </number:number-style>
    <number:number-style style:name="N160">
      <number:text>-</number:text>
      <number:number number:decimal-places="2" number:min-integer-digits="1" number:grouping="true"/>
      <number:text> F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F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 F </number:text>
    </number:number-style>
    <number:number-style style:name="N165P1" style:volatile="true">
      <number:text>-</number:text>
      <number:number number:decimal-places="0" number:min-integer-digits="1" number:grouping="true"/>
      <number:text> F </number:text>
    </number:number-style>
    <number:number-style style:name="N165P2" style:volatile="true">
      <number:text> - F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F </number:text>
    </number:number-style>
    <number:number-style style:name="N169P1" style:volatile="true">
      <number:text>-</number:text>
      <number:number number:decimal-places="2" number:min-integer-digits="1" number:grouping="true"/>
      <number:text> F </number:text>
    </number:number-style>
    <number:number-style style:name="N169P2" style:volatile="true">
      <number:text> -</number:text>
      <number:number number:decimal-places="0" number:min-integer-digits="0"/>
      <number:text>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Vrai</number:text>
    </number:number-style>
    <number:number-style style:name="N171P1" style:volatile="true">
      <number:text>Vrai</number:text>
    </number:number-style>
    <number:number-style style:name="N171">
      <number:text>Faux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Actif</number:text>
    </number:number-style>
    <number:number-style style:name="N173P1" style:volatile="true">
      <number:text>Actif</number:text>
    </number:number-style>
    <number:number-style style:name="N173">
      <number:text>Inactif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integer-digits="1" number:grouping="true"/>
      <number:text> </number:text>
    </number:number-style>
    <number:number-style style:name="N178">
      <number:text>($</number:text>
      <number:number number: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text> $</number:text>
      <number:number number:decimal-places="2" number:min-integer-digits="1" number:grouping="true"/>
      <number:text> </number:text>
    </number:number-style>
    <number:number-style style:name="N187P1" style:volatile="true">
      <number:text> $(</number:text>
      <number:number number:decimal-places="2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kr </number:text>
      <number:number number:decimal-places="0" number:min-integer-digits="1" number:grouping="true"/>
      <number:text> </number:text>
    </number:number-style>
    <number:number-style style:name="N189">
      <number:text>(kr 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kr 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kr </number:text>
      <number:number number:decimal-places="2" number:min-integer-digits="1" number:grouping="true"/>
      <number:text> </number:text>
    </number:number-style>
    <number:number-style style:name="N192">
      <number:text>(kr 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kr 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number:text> kr </number:text>
      <number:number number:decimal-places="0" number:min-integer-digits="1" number:grouping="true"/>
      <number:text> </number:text>
    </number:number-style>
    <number:number-style style:name="N197P1" style:volatile="true">
      <number:text> kr (</number:text>
      <number:number number:decimal-places="0" number:min-integer-digits="1" number:grouping="true"/>
      <number:text>)</number:text>
    </number:number-style>
    <number:number-style style:name="N197P2" style:volatile="true">
      <number:text> kr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kr </number:text>
      <number:number number:decimal-places="2" number:min-integer-digits="1" number:grouping="true"/>
      <number:text> </number:text>
    </number:number-style>
    <number:number-style style:name="N201P1" style:volatile="true">
      <number:text> kr (</number:text>
      <number:number number:decimal-places="2" number:min-integer-digits="1" number:grouping="true"/>
      <number:text>)</number:text>
    </number:number-style>
    <number:number-style style:name="N201P2" style:volatile="true">
      <number:text> kr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kr </number:text>
      <number:number number:decimal-places="0" number:min-integer-digits="1" number:grouping="true"/>
    </number:number-style>
    <number:number-style style:name="N203">
      <number:text>kr -</number:text>
      <number:number number:decimal-places="0" number:min-integer-digits="1" number:grouping="true"/>
      <style:map style:condition="value()&gt;=0" style:apply-style-name="N203P0"/>
    </number:number-style>
    <number:number-style style:name="N204P0" style:volatile="true">
      <number:text>kr </number:text>
      <number:number number:decimal-places="0" number:min-integer-digits="1" number:grouping="true"/>
    </number:number-style>
    <number:number-style style:name="N204">
      <style:text-properties fo:color="#ff0000"/>
      <number:text>kr -</number:text>
      <number:number number:decimal-places="0" number:min-integer-digits="1" number:grouping="true"/>
      <style:map style:condition="value()&gt;=0" style:apply-style-name="N204P0"/>
    </number:number-style>
    <number:number-style style:name="N206P0" style:volatile="true">
      <number:text>kr </number:text>
      <number:number number:decimal-places="2" number:min-integer-digits="1" number:grouping="true"/>
    </number:number-style>
    <number:number-style style:name="N206">
      <number:text>kr -</number:text>
      <number:number number:decimal-places="2" number:min-integer-digits="1" number:grouping="true"/>
      <style:map style:condition="value()&gt;=0" style:apply-style-name="N206P0"/>
    </number:number-style>
    <number:number-style style:name="N207P0" style:volatile="true">
      <number:text>kr </number:text>
      <number:number number:decimal-places="2" number:min-integer-digits="1" number:grouping="true"/>
    </number:number-style>
    <number:number-style style:name="N207">
      <style:text-properties fo:color="#ff0000"/>
      <number:text>kr -</number:text>
      <number:number number:decimal-places="2" number:min-integer-digits="1" number:grouping="true"/>
      <style:map style:condition="value()&gt;=0" style:apply-style-name="N207P0"/>
    </number:number-style>
    <number:number-style style:name="N209P0" style:volatile="true">
      <number:text> kr </number:text>
      <number:number number:decimal-places="0" number:min-integer-digits="1" number:grouping="true"/>
      <number:text> </number:text>
    </number:number-style>
    <number:number-style style:name="N209P1" style:volatile="true">
      <number:text> kr -</number:text>
      <number:number number:decimal-places="0" number:min-integer-digits="1" number:grouping="true"/>
      <number:text> </number:text>
    </number:number-style>
    <number:number-style style:name="N209P2" style:volatile="true">
      <number:text> kr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 </number:text>
      <number:number number:decimal-places="0" number:min-integer-digits="1" number:grouping="true"/>
      <number:text> </number:text>
    </number:number-style>
    <number:number-style style:name="N211P1" style:volatile="true">
      <number:text> -</number:text>
      <number:number number:decimal-places="0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kr </number:text>
      <number:number number:decimal-places="2" number:min-integer-digits="1" number:grouping="true"/>
      <number:text> </number:text>
    </number:number-style>
    <number:number-style style:name="N213P1" style:volatile="true">
      <number:text> kr -</number:text>
      <number:number number:decimal-places="2" number:min-integer-digits="1" number:grouping="true"/>
      <number:text> </number:text>
    </number:number-style>
    <number:number-style style:name="N213P2" style:volatile="true">
      <number:text> kr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</number:text>
      <number:number number:decimal-places="2" number:min-integer-digits="1" number:grouping="true"/>
      <number:text> </number:text>
    </number:number-style>
    <number:number-style style:name="N215P1" style:volatile="true">
      <number:text> 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Yes</number:text>
    </number:number-style>
    <number:number-style style:name="N217P1" style:volatile="true">
      <number:text>Yes</number:text>
    </number:number-style>
    <number:number-style style:name="N217">
      <number:text>No</number:text>
      <style:map style:condition="value()&gt;0" style:apply-style-name="N217P0"/>
      <style:map style:condition="value()&lt;0" style:apply-style-name="N217P1"/>
    </number:number-style>
    <number:number-style style:name="N219P0" style:volatile="true">
      <number:text>True</number:text>
    </number:number-style>
    <number:number-style style:name="N219P1" style:volatile="true">
      <number:text>True</number:text>
    </number:number-style>
    <number:number-style style:name="N219">
      <number:text>False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On</number:text>
    </number:number-style>
    <number:number-style style:name="N221P1" style:volatile="true">
      <number:text>On</number:text>
    </number:number-style>
    <number:number-style style:name="N221">
      <number:text>Off</number:text>
      <style:map style:condition="value()&gt;0" style:apply-style-name="N221P0"/>
      <style:map style:condition="value()&lt;0" style:apply-style-name="N221P1"/>
    </number:number-style>
    <number:currency-style style:name="N2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number-style style:name="N225P0" style:volatile="true">
      <number:number number:decimal-places="0" number:min-integer-digits="1" number:grouping="true"/>
      <number:text> lei</number:text>
    </number:number-style>
    <number:number-style style:name="N225">
      <number:text>-</number:text>
      <number:number number:decimal-places="0" number:min-integer-digits="1" number:grouping="true"/>
      <number:text> lei</number:text>
      <style:map style:condition="value()&gt;=0" style:apply-style-name="N225P0"/>
    </number:number-style>
    <number:number-style style:name="N226P0" style:volatile="true">
      <number:number number:decimal-places="0" number:min-integer-digits="1" number:grouping="true"/>
      <number:text> lei</number:text>
    </number:number-style>
    <number:number-style style:name="N226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6P0"/>
    </number:number-style>
    <number:number-style style:name="N228P0" style:volatile="true">
      <number:number number:decimal-places="2" number:min-integer-digits="1" number:grouping="true"/>
      <number:text> lei</number:text>
    </number:number-style>
    <number:number-style style:name="N228">
      <number:text>-</number:text>
      <number:number number:decimal-places="2" number:min-integer-digits="1" number:grouping="true"/>
      <number:text> lei</number:text>
      <style:map style:condition="value()&gt;=0" style:apply-style-name="N228P0"/>
    </number:number-style>
    <number:number-style style:name="N229P0" style:volatile="true">
      <number:number number:decimal-places="2" number:min-integer-digits="1" number:grouping="true"/>
      <number:text> lei</number:text>
    </number:number-style>
    <number:number-style style:name="N229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29P0"/>
    </number:number-style>
    <number:number-style style:name="N233P0" style:volatile="true">
      <number:text> </number:text>
      <number:number number:decimal-places="0" number:min-integer-digits="1" number:grouping="true"/>
      <number:text> lei </number:text>
    </number:number-style>
    <number:number-style style:name="N233P1" style:volatile="true">
      <number:text>-</number:text>
      <number:number number:decimal-places="0" number:min-integer-digits="1" number:grouping="true"/>
      <number:text> lei </number:text>
    </number:number-style>
    <number:number-style style:name="N233P2" style:volatile="true">
      <number:text> - lei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> </number:text>
      <number:number number:decimal-places="0" number:min-integer-digits="1" number:grouping="true"/>
      <number:text>      </number:text>
    </number:number-style>
    <number:number-style style:name="N237P1" style:volatile="true">
      <number:text>-</number:text>
      <number:number number:decimal-places="0" number:min-integer-digits="1" number:grouping="true"/>
      <number:text>      </number:text>
    </number:number-style>
    <number:number-style style:name="N237P2" style:volatile="true">
      <number:text> -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number number:decimal-places="2" number:min-integer-digits="1" number:grouping="true"/>
      <number:text> lei </number:text>
    </number:number-style>
    <number:number-style style:name="N241P1" style:volatile="true">
      <number:text>-</number:text>
      <number:number number:decimal-places="2" number:min-integer-digits="1" number:grouping="true"/>
      <number:text> lei </number:text>
    </number:number-style>
    <number:number-style style:name="N241P2" style:volatile="true">
      <number:text> -</number:text>
      <number:number number:decimal-places="0" number:min-integer-digits="0"/>
      <number:text> lei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number number:decimal-places="2" number:min-integer-digits="1" number:grouping="true"/>
      <number:text>      </number:text>
    </number:number-style>
    <number:number-style style:name="N245P1" style:volatile="true">
      <number:text>-</number:text>
      <number:number number:decimal-places="2" number:min-integer-digits="1" number:grouping="true"/>
      <number:text>      </number:text>
    </number:number-style>
    <number:number-style style:name="N245P2" style:volatile="true">
      <number:text> -</number:text>
      <number:number number:decimal-places="0" number:min-integer-digits="0"/>
      <number:text>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Ja</number:text>
    </number:number-style>
    <number:number-style style:name="N247P1" style:volatile="true">
      <number:text>Ja</number:text>
    </number:number-style>
    <number:number-style style:name="N247">
      <number:text>Nej</number:text>
      <style:map style:condition="value()&gt;0" style:apply-style-name="N247P0"/>
      <style:map style:condition="value()&lt;0" style:apply-style-name="N247P1"/>
    </number:number-style>
    <number:number-style style:name="N249P0" style:volatile="true">
      <number:text>Sand</number:text>
    </number:number-style>
    <number:number-style style:name="N249P1" style:volatile="true">
      <number:text>Sand</number:text>
    </number:number-style>
    <number:number-style style:name="N249">
      <number:text>Falsk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Til</number:text>
    </number:number-style>
    <number:number-style style:name="N251P1" style:volatile="true">
      <number:text>Til</number:text>
    </number:number-style>
    <number:number-style style:name="N251">
      <number:text>Fra</number:text>
      <style:map style:condition="value()&gt;0" style:apply-style-name="N251P0"/>
      <style:map style:condition="value()&lt;0" style:apply-style-name="N251P1"/>
    </number:number-style>
    <number:currency-style style:name="N25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3P0"/>
    </number:currency-style>
    <number:currency-style style:name="N25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1">31/01/2012</text:date>, <text:time>14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crosoft Corporation</meta:initial-creator>
    <meta:creation-date>1996-10-21T13:03:58</meta:creation-date>
    <dc:date>2012-01-31T14:59:00.27</dc:date>
    <meta:printed-by>Eva LACARCE</meta:printed-by>
    <meta:print-date>2007-07-11T11:03:29</meta:print-date>
    <meta:editing-cycles>1530</meta:editing-cycles>
    <meta:editing-duration>P10DT23H34M10S</meta:editing-duration>
    <dc:creator>Benoit Pesty</dc:creator>
    <meta:document-statistic meta:table-count="20" meta:cell-count="5260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oColumn,oRow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
  selProps(0).Name = "Sel" 
  selProps(0).Value = false 
  dispatcher.executeDispatch(document, ".uno:GoToStart", "", 0,  selProps()) 
  dispatcher.executeDispatch(document, ".uno:GoDownToEndOfData", "", 0, selProps()) 
  selProps(0).Value = true
  dispatcher.executeDispatch(document, ".uno:GoToStart", "", 0,  selProps())
  dispatcher.executeDispatch(document, ".uno:GoRightToEndOfData", "", 0, selProps())
  
  oSelect=firstDoc.CurrentSelection 
  oColumn=oSelect.Columns 
  oRow=oSelect.Rows 
  
  If (oRow.getCount &lt;&gt; 1048576) Then ' Cas où la fiche est vide
    
	  outputStream = fileAccessService.openFileWrite(outURL)
	  outputStream.truncate()
	  textOutputStream.setOutputStream(outputStream)
	  For nr = 1 To oRow.getCount-1         ' nr = 0 si on ne veut pas zapper la ligne d'entête
	     strOut = ""
	   For nc = 0 To oColumn.getCount-1 
	      strOut = strOut &amp; oSelect.getCellByPosition (nc,nr).String
	      If nc &lt;&gt; oColumn.getCount-1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